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2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Tw Cen MT Condensed Extra Bold" svg:font-family="'Tw Cen MT Condensed Extra Bold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9.287cm"/>
    </style:style>
    <style:style style:name="Tableau1.B" style:family="table-column">
      <style:table-column-properties style:column-width="7.722cm"/>
    </style:style>
    <style:style style:name="Tableau1.1" style:family="table-row">
      <style:table-row-properties style:min-row-height="4.101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.593cm" fo:margin-left="0.037cm" table:align="left" style:writing-mode="lr-tb"/>
    </style:style>
    <style:style style:name="Tableau2.A" style:family="table-column">
      <style:table-column-properties style:column-width="17.593cm"/>
    </style:style>
    <style:style style:name="Tableau2.1" style:family="table-row">
      <style:table-row-properties style:min-row-height="1.005cm" fo:keep-together="auto"/>
    </style:style>
    <style:style style:name="Tableau2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2.2" style:family="table-row">
      <style:table-row-properties style:min-row-height="2.501cm" fo:keep-together="auto"/>
    </style:style>
    <style:style style:name="Tableau4" style:family="table">
      <style:table-properties style:width="17.593cm" fo:margin-left="0.037cm" table:align="left" style:writing-mode="lr-tb"/>
    </style:style>
    <style:style style:name="Tableau4.A" style:family="table-column">
      <style:table-column-properties style:column-width="17.593cm"/>
    </style:style>
    <style:style style:name="Tableau4.1" style:family="table-row">
      <style:table-row-properties style:min-row-height="1.005cm" fo:keep-together="auto"/>
    </style:style>
    <style:style style:name="Tableau4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4.2" style:family="table-row">
      <style:table-row-properties style:min-row-height="2.501cm" fo:keep-together="auto"/>
    </style:style>
    <style:style style:name="Tableau5" style:family="table">
      <style:table-properties style:width="17.593cm" fo:margin-left="0.037cm" table:align="left" style:writing-mode="lr-tb"/>
    </style:style>
    <style:style style:name="Tableau5.A" style:family="table-column">
      <style:table-column-properties style:column-width="17.593cm"/>
    </style:style>
    <style:style style:name="Tableau5.1" style:family="table-row">
      <style:table-row-properties style:min-row-height="1.005cm" fo:keep-together="auto"/>
    </style:style>
    <style:style style:name="Tableau5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5.2" style:family="table-row">
      <style:table-row-properties style:min-row-height="2.501cm" fo:keep-together="auto"/>
    </style:style>
    <style:style style:name="Tableau3" style:family="table">
      <style:table-properties style:width="17.593cm" fo:margin-left="0.037cm" table:align="left" style:writing-mode="lr-tb"/>
    </style:style>
    <style:style style:name="Tableau3.A" style:family="table-column">
      <style:table-column-properties style:column-width="17.593cm"/>
    </style:style>
    <style:style style:name="Tableau3.1" style:family="table-row">
      <style:table-row-properties style:min-row-height="1.005cm" fo:keep-together="auto"/>
    </style:style>
    <style:style style:name="Tableau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3.2" style:family="table-row">
      <style:table-row-properties style:min-row-height="2.501cm" fo:keep-together="auto"/>
    </style:style>
    <style:style style:name="Tableau6" style:family="table">
      <style:table-properties style:width="17.593cm" fo:margin-left="0.037cm" table:align="left" style:writing-mode="lr-tb"/>
    </style:style>
    <style:style style:name="Tableau6.A" style:family="table-column">
      <style:table-column-properties style:column-width="17.593cm"/>
    </style:style>
    <style:style style:name="Tableau6.1" style:family="table-row">
      <style:table-row-properties style:min-row-height="1.005cm" fo:keep-together="auto"/>
    </style:style>
    <style:style style:name="Tableau6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6.2" style:family="table-row">
      <style:table-row-properties style:min-row-height="2.501cm" fo:keep-together="auto"/>
    </style:style>
    <style:style style:name="P1" style:family="paragraph" style:parent-style-name="Standard">
      <style:text-properties fo:color="#79adb9" style:font-name="Tw Cen MT Condensed Extra Bold" fo:font-size="14pt" officeooo:rsid="00193d82" style:font-size-asian="14pt" style:font-name-complex="Arial" style:font-size-complex="14pt"/>
    </style:style>
    <style:style style:name="P2" style:family="paragraph" style:parent-style-name="Standard">
      <style:text-properties officeooo:paragraph-rsid="001e473f"/>
    </style:style>
    <style:style style:name="P3" style:family="paragraph" style:parent-style-name="Standard">
      <style:text-properties fo:font-weight="bold" officeooo:paragraph-rsid="003ad422" style:font-weight-asian="bold" style:font-weight-complex="bold"/>
    </style:style>
    <style:style style:name="P4" style:family="paragraph" style:parent-style-name="Standard">
      <style:text-properties officeooo:paragraph-rsid="003ad422"/>
    </style:style>
    <style:style style:name="P5" style:family="paragraph" style:parent-style-name="Standard">
      <style:text-properties officeooo:paragraph-rsid="004605b6"/>
    </style:style>
    <style:style style:name="P6" style:family="paragraph" style:parent-style-name="Standard">
      <style:text-properties officeooo:paragraph-rsid="0050ac27"/>
    </style:style>
    <style:style style:name="P7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fo:color="#3c77b6" style:font-name="Calibri" fo:font-size="22pt" fo:font-weight="bold" officeooo:paragraph-rsid="000d46a5" style:font-size-asian="22pt" style:font-weight-asian="bold" style:font-size-complex="22pt"/>
    </style:style>
    <style:style style:name="P8" style:family="paragraph" style:parent-style-name="Standard">
      <style:paragraph-properties fo:margin-top="0.212cm" fo:margin-bottom="0.212cm" loext:contextual-spacing="false"/>
      <style:text-properties officeooo:paragraph-rsid="00525ec0"/>
    </style:style>
    <style:style style:name="P9" style:family="paragraph" style:parent-style-name="Standard">
      <style:paragraph-properties fo:margin-top="0.212cm" fo:margin-bottom="0.212cm" loext:contextual-spacing="false" fo:line-height="100%" fo:text-align="center" style:justify-single-word="false"/>
      <style:text-properties officeooo:paragraph-rsid="011b2015"/>
    </style:style>
    <style:style style:name="P10" style:family="paragraph" style:parent-style-name="Standard">
      <style:paragraph-properties fo:margin-top="0cm" fo:margin-bottom="0.353cm" loext:contextual-spacing="false" fo:line-height="100%"/>
      <style:text-properties fo:color="#2a7286" style:font-name="Calibri" fo:font-weight="bold" officeooo:paragraph-rsid="004cfa81" style:font-weight-asian="bold"/>
    </style:style>
    <style:style style:name="P11" style:family="paragraph" style:parent-style-name="Standard">
      <style:paragraph-properties fo:margin-top="0cm" fo:margin-bottom="0.353cm" loext:contextual-spacing="false" fo:line-height="100%"/>
      <style:text-properties officeooo:paragraph-rsid="00525ec0"/>
    </style:style>
    <style:style style:name="P12" style:family="paragraph" style:parent-style-name="Standard">
      <style:paragraph-properties fo:margin-top="0cm" fo:margin-bottom="0.353cm" loext:contextual-spacing="false" fo:line-height="100%"/>
      <style:text-properties officeooo:paragraph-rsid="00f25a73"/>
    </style:style>
    <style:style style:name="P13" style:family="paragraph" style:parent-style-name="Standard">
      <style:paragraph-properties fo:margin-top="0cm" fo:margin-bottom="0.353cm" loext:contextual-spacing="false" fo:line-height="100%"/>
      <style:text-properties officeooo:rsid="01858751" officeooo:paragraph-rsid="00c1f3da"/>
    </style:style>
    <style:style style:name="P14" style:family="paragraph" style:parent-style-name="Standard">
      <loext:graphic-properties draw:fill="none"/>
      <style:paragraph-properties fo:margin-left="1cm" fo:margin-right="0cm" fo:margin-top="0.494cm" fo:margin-bottom="0.494cm" loext:contextual-spacing="false" fo:line-height="100%" fo:text-align="center" style:justify-single-word="false" fo:orphans="2" fo:widows="2" fo:text-indent="0cm" style:auto-text-indent="false" fo:background-color="transparent" style:writing-mode="lr-tb">
        <style:tab-stops/>
      </style:paragraph-properties>
      <style:text-properties style:use-window-font-color="true" style:font-name="Calibri" fo:font-size="11pt" fo:language="fr" fo:country="FR" officeooo:rsid="002249a9" officeooo:paragraph-rsid="002249a9" style:font-name-asian="Calibri" style:font-size-asian="11pt" style:font-name-complex="Times New Roman" style:font-size-complex="11pt" style:language-complex="ar" style:country-complex="SA"/>
    </style:style>
    <style:style style:name="P15" style:family="paragraph" style:parent-style-name="Standard">
      <loext:graphic-properties draw:fill="none"/>
      <style:paragraph-properties fo:margin-left="0.9cm" fo:margin-right="0cm" fo:margin-top="0.494cm" fo:margin-bottom="0.494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Calibri" fo:font-size="11pt" fo:language="fr" fo:country="FR" style:text-underline-style="none" fo:font-weight="bold" officeooo:rsid="002249a9" officeooo:paragraph-rsid="002333aa" style:font-name-asian="Calibri" style:font-size-asian="11pt" style:font-weight-asian="bold" style:font-name-complex="Times New Roman" style:font-size-complex="11pt" style:language-complex="ar" style:country-complex="SA"/>
    </style:style>
    <style:style style:name="P16" style:family="paragraph" style:parent-style-name="Standard">
      <loext:graphic-properties draw:fill="none"/>
      <style:paragraph-properties fo:margin-left="0.9cm" fo:margin-right="0cm" fo:margin-top="0.494cm" fo:margin-bottom="0.494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Calibri" fo:font-size="11pt" fo:language="fr" fo:country="FR" style:text-underline-style="none" fo:font-weight="bold" officeooo:rsid="002249a9" officeooo:paragraph-rsid="0028016d" style:font-name-asian="Calibri" style:font-size-asian="11pt" style:font-weight-asian="bold" style:font-name-complex="Times New Roman" style:font-size-complex="11pt" style:language-complex="ar" style:country-complex="SA"/>
    </style:style>
    <style:style style:name="P17" style:family="paragraph" style:parent-style-name="Standard">
      <loext:graphic-properties draw:fill="none"/>
      <style:paragraph-properties fo:margin-left="0.9cm" fo:margin-right="0cm" fo:margin-top="0.494cm" fo:margin-bottom="0.494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Calibri" fo:font-size="11pt" fo:language="fr" fo:country="FR" style:text-underline-style="none" fo:font-weight="bold" officeooo:rsid="002249a9" officeooo:paragraph-rsid="0028bab8" style:font-name-asian="Calibri" style:font-size-asian="11pt" style:font-weight-asian="bold" style:font-name-complex="Times New Roman" style:font-size-complex="11pt" style:language-complex="ar" style:country-complex="SA"/>
    </style:style>
    <style:style style:name="P18" style:family="paragraph" style:parent-style-name="Standard">
      <loext:graphic-properties draw:fill="none"/>
      <style:paragraph-properties fo:margin-left="0.9cm" fo:margin-right="0cm" fo:margin-top="0.494cm" fo:margin-bottom="0.494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Calibri" fo:font-size="11pt" fo:language="fr" fo:country="FR" style:text-underline-style="none" fo:font-weight="bold" officeooo:rsid="002249a9" officeooo:paragraph-rsid="002a0660" style:font-name-asian="Calibri" style:font-size-asian="11pt" style:font-weight-asian="bold" style:font-name-complex="Times New Roman" style:font-size-complex="11pt" style:language-complex="ar" style:country-complex="SA"/>
    </style:style>
    <style:style style:name="P19" style:family="paragraph" style:parent-style-name="Standard">
      <loext:graphic-properties draw:fill="none"/>
      <style:paragraph-properties fo:margin-left="0.9cm" fo:margin-right="0cm" fo:margin-top="0.494cm" fo:margin-bottom="0.494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Calibri" fo:font-size="11pt" fo:language="fr" fo:country="FR" style:text-underline-style="none" fo:font-weight="bold" officeooo:rsid="002249a9" officeooo:paragraph-rsid="00264477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P20" style:family="paragraph" style:parent-style-name="Standard">
      <loext:graphic-properties draw:fill="none"/>
      <style:paragraph-properties fo:margin-left="0.9cm" fo:margin-right="0cm" fo:margin-top="0.494cm" fo:margin-bottom="0.494cm" loext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style:use-window-font-color="true" style:font-name="Calibri" fo:font-size="11pt" fo:language="fr" fo:country="FR" style:text-underline-style="none" fo:font-weight="bold" officeooo:rsid="002249a9" officeooo:paragraph-rsid="0028016d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P21" style:family="paragraph" style:parent-style-name="Standard">
      <style:paragraph-properties fo:margin-top="0cm" fo:margin-bottom="0cm" loext:contextual-spacing="false"/>
      <style:text-properties fo:color="#75a2bd" style:font-name="Calibri" fo:font-size="11pt" fo:language="fr" fo:country="FR" fo:font-weight="bold" officeooo:rsid="00129db6" officeooo:paragraph-rsid="000d46a5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P22" style:family="paragraph" style:parent-style-name="Standard">
      <style:paragraph-properties fo:margin-left="1.385cm" fo:margin-right="0cm" fo:margin-top="0cm" fo:margin-bottom="0.353cm" loext:contextual-spacing="false" fo:line-height="100%" fo:text-indent="0cm" style:auto-text-indent="false" style:snap-to-layout-grid="false"/>
      <style:text-properties style:use-window-font-color="true" style:font-name="Calibri" fo:font-size="11pt" fo:language="fr" fo:country="FR" fo:font-weight="bold" officeooo:rsid="0014f587" style:font-name-asian="Calibri" style:font-size-asian="11pt" style:font-weight-asian="bold" style:font-name-complex="Times New Roman" style:font-size-complex="11pt" style:language-complex="ar" style:country-complex="SA"/>
    </style:style>
    <style:style style:name="P23" style:family="paragraph" style:parent-style-name="Standard">
      <style:paragraph-properties fo:margin-top="0.011cm" fo:margin-bottom="0.011cm" loext:contextual-spacing="false" fo:line-height="100%" fo:text-align="start" style:justify-single-word="false"/>
      <style:text-properties fo:color="#3c77b6" style:font-name="Calibri" fo:font-size="11pt" fo:font-weight="bold" officeooo:rsid="00496321" officeooo:paragraph-rsid="01848fb2" style:font-size-asian="11pt" style:font-weight-asian="bold" style:font-size-complex="11pt"/>
    </style:style>
    <style:style style:name="P24" style:family="paragraph" style:parent-style-name="Standard">
      <style:paragraph-properties fo:margin-top="0cm" fo:margin-bottom="0.494cm" loext:contextual-spacing="false" fo:line-height="100%"/>
      <style:text-properties fo:color="#2a6099" style:font-name="Calibri" fo:font-size="13pt" fo:font-weight="normal" officeooo:rsid="018a6720" officeooo:paragraph-rsid="0188dd6c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P25" style:family="paragraph" style:parent-style-name="Heading_20_4">
      <style:paragraph-properties fo:margin-top="0.353cm" fo:margin-bottom="0cm" loext:contextual-spacing="false" fo:line-height="100%" fo:keep-together="auto" fo:keep-with-next="auto"/>
      <style:text-properties officeooo:paragraph-rsid="001e473f"/>
    </style:style>
    <style:style style:name="P26" style:family="paragraph" style:parent-style-name="Heading_20_4" style:list-style-name="WW8Num6">
      <style:paragraph-properties fo:margin-top="0.353cm" fo:margin-bottom="0cm" loext:contextual-spacing="false" fo:line-height="100%" fo:keep-together="auto" fo:keep-with-next="auto"/>
      <style:text-properties officeooo:paragraph-rsid="001e473f"/>
    </style:style>
    <style:style style:name="P27" style:family="paragraph" style:parent-style-name="Heading_20_4">
      <style:paragraph-properties fo:margin-top="0.353cm" fo:margin-bottom="0cm" loext:contextual-spacing="false" fo:line-height="100%" fo:keep-together="auto" fo:keep-with-next="auto"/>
      <style:text-properties officeooo:paragraph-rsid="003ad422"/>
    </style:style>
    <style:style style:name="P28" style:family="paragraph" style:parent-style-name="Heading_20_4">
      <style:paragraph-properties fo:margin-top="0.353cm" fo:margin-bottom="0cm" loext:contextual-spacing="false" fo:line-height="100%" fo:keep-together="auto" fo:keep-with-next="auto"/>
      <style:text-properties officeooo:paragraph-rsid="004605b6"/>
    </style:style>
    <style:style style:name="P29" style:family="paragraph" style:parent-style-name="Heading_20_4">
      <style:paragraph-properties fo:margin-top="0.353cm" fo:margin-bottom="0cm" loext:contextual-spacing="false" fo:line-height="100%" fo:keep-together="auto" fo:keep-with-next="auto"/>
      <style:text-properties officeooo:paragraph-rsid="002ad346"/>
    </style:style>
    <style:style style:name="P30" style:family="paragraph" style:parent-style-name="Heading_20_4">
      <style:paragraph-properties fo:margin-top="0.353cm" fo:margin-bottom="0cm" loext:contextual-spacing="false" fo:line-height="100%" fo:keep-together="auto" fo:keep-with-next="auto"/>
      <style:text-properties officeooo:paragraph-rsid="0050ac27"/>
    </style:style>
    <style:style style:name="P31" style:family="paragraph" style:parent-style-name="Heading_20_4" style:list-style-name="WW8Num6">
      <style:paragraph-properties fo:margin-top="0.353cm" fo:margin-bottom="0cm" loext:contextual-spacing="false" fo:line-height="100%" fo:keep-together="auto" fo:keep-with-next="auto"/>
      <style:text-properties fo:color="#2a6099" style:font-name="Calibri" officeooo:rsid="018d849e" officeooo:paragraph-rsid="018d849e"/>
    </style:style>
    <style:style style:name="P32" style:family="paragraph" style:parent-style-name="Paragraphe_20_de_20_liste" style:list-style-name="WW8Num6">
      <style:paragraph-properties fo:margin-top="0cm" fo:margin-bottom="0cm" loext:contextual-spacing="true" fo:line-height="100%" style:text-autospace="none" style:snap-to-layout-grid="false"/>
      <style:text-properties fo:color="#79adb9" style:font-name="Calibri" officeooo:paragraph-rsid="003c0fd3" style:font-name-complex="Tw Cen MT Condensed Extra Bold"/>
    </style:style>
    <style:style style:name="P33" style:family="paragraph" style:parent-style-name="Paragraphe_20_de_20_liste" style:list-style-name="WW8Num6">
      <style:paragraph-properties fo:margin-top="0cm" fo:margin-bottom="0cm" loext:contextual-spacing="true" fo:line-height="100%" style:text-autospace="none"/>
      <style:text-properties style:use-window-font-color="true" style:font-name="Calibri" fo:font-weight="bold" officeooo:rsid="005e5b29" officeooo:paragraph-rsid="005e5b29" style:font-weight-asian="bold"/>
    </style:style>
    <style:style style:name="P34" style:family="paragraph" style:parent-style-name="Paragraphe_20_de_20_liste" style:list-style-name="WW8Num6">
      <style:paragraph-properties fo:margin-top="0cm" fo:margin-bottom="0cm" loext:contextual-spacing="true" fo:line-height="100%" style:text-autospace="none"/>
      <style:text-properties style:use-window-font-color="true" style:font-name="Calibri" officeooo:paragraph-rsid="003c0fd3"/>
    </style:style>
    <style:style style:name="P35" style:family="paragraph" style:parent-style-name="Paragraphe_20_de_20_liste" style:list-style-name="WW8Num6">
      <style:paragraph-properties fo:margin-top="0cm" fo:margin-bottom="0cm" loext:contextual-spacing="true" fo:line-height="100%" fo:keep-together="auto" fo:keep-with-next="auto"/>
      <style:text-properties style:use-window-font-color="true" style:font-name="Calibri" fo:font-size="13pt" fo:font-weight="bold" officeooo:rsid="002ad346" officeooo:paragraph-rsid="003c0fd3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P36" style:family="paragraph" style:parent-style-name="Standard" style:list-style-name="">
      <style:text-properties style:use-window-font-color="true" style:font-name="Calibri" fo:font-weight="bold" officeooo:paragraph-rsid="00525ec0" style:font-weight-asian="bold"/>
    </style:style>
    <style:style style:name="P37" style:family="paragraph" style:parent-style-name="Standard" style:list-style-name="L1">
      <style:paragraph-properties fo:margin-top="0.011cm" fo:margin-bottom="0.011cm" loext:contextual-spacing="false" fo:line-height="100%" fo:text-align="start" style:justify-single-word="false"/>
      <style:text-properties fo:color="#3c77b6" style:font-name="Calibri" fo:font-size="11pt" fo:font-weight="bold" officeooo:rsid="00496321" officeooo:paragraph-rsid="00ee98a0" style:font-size-asian="11pt" style:font-weight-asian="bold" style:font-size-complex="11pt"/>
    </style:style>
    <style:style style:name="P38" style:family="paragraph" style:parent-style-name="Standard" style:list-style-name="L1">
      <style:paragraph-properties fo:margin-top="0.011cm" fo:margin-bottom="0.011cm" loext:contextual-spacing="false" fo:line-height="100%" fo:text-align="start" style:justify-single-word="false"/>
      <style:text-properties fo:color="#3c77b6" style:font-name="Calibri" fo:font-size="11pt" fo:font-weight="bold" officeooo:rsid="00496321" officeooo:paragraph-rsid="00ed1b22" style:font-size-asian="11pt" style:font-weight-asian="bold" style:font-size-complex="11pt"/>
    </style:style>
    <style:style style:name="P39" style:family="paragraph" style:parent-style-name="Standard" style:list-style-name="L1">
      <style:paragraph-properties fo:margin-top="0.011cm" fo:margin-bottom="0.011cm" loext:contextual-spacing="false" fo:line-height="100%" fo:text-align="start" style:justify-single-word="false"/>
      <style:text-properties fo:color="#3c77b6" style:font-name="Calibri" fo:font-size="11pt" fo:font-weight="bold" officeooo:rsid="00496321" officeooo:paragraph-rsid="0112efb4" style:font-size-asian="11pt" style:font-weight-asian="bold" style:font-size-complex="11pt"/>
    </style:style>
    <style:style style:name="P40" style:family="paragraph" style:parent-style-name="Standard" style:list-style-name="L1">
      <style:paragraph-properties fo:margin-top="0.011cm" fo:margin-bottom="0.011cm" loext:contextual-spacing="false" fo:line-height="100%" fo:text-align="start" style:justify-single-word="false"/>
      <style:text-properties fo:color="#3c77b6" style:font-name="Calibri" fo:font-size="11pt" fo:font-weight="bold" officeooo:rsid="00496321" officeooo:paragraph-rsid="0105723b" style:font-size-asian="11pt" style:font-weight-asian="bold" style:font-size-complex="11pt"/>
    </style:style>
    <style:style style:name="P41" style:family="paragraph" style:parent-style-name="Standard" style:list-style-name="L1">
      <style:paragraph-properties fo:margin-top="0.011cm" fo:margin-bottom="0.011cm" loext:contextual-spacing="false" fo:line-height="100%" fo:text-align="start" style:justify-single-word="false"/>
      <style:text-properties officeooo:paragraph-rsid="0112efb4"/>
    </style:style>
    <style:style style:name="P42" style:family="paragraph" style:parent-style-name="Standard" style:list-style-name="L1">
      <style:paragraph-properties fo:margin-top="0.011cm" fo:margin-bottom="0.011cm" loext:contextual-spacing="false" fo:line-height="100%" fo:text-align="start" style:justify-single-word="false"/>
      <style:text-properties fo:color="#79adb9" fo:font-size="14pt" fo:font-weight="bold" officeooo:rsid="000d46a5" officeooo:paragraph-rsid="00f19c7b" style:font-size-asian="14pt" style:font-weight-asian="bold" style:font-size-complex="14pt"/>
    </style:style>
    <style:style style:name="P43" style:family="paragraph" style:parent-style-name="Standard" style:list-style-name="WW8Num6">
      <style:paragraph-properties fo:margin-top="0cm" fo:margin-bottom="0.494cm" loext:contextual-spacing="false" fo:line-height="100%"/>
      <style:text-properties fo:color="#2a6099" style:font-name="Calibri" fo:font-size="13pt" fo:font-weight="bold" officeooo:rsid="0189a3a9" officeooo:paragraph-rsid="0189a3a9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P44" style:family="paragraph" style:parent-style-name="Standard" style:list-style-name="WW8Num5">
      <style:paragraph-properties fo:margin-top="0cm" fo:margin-bottom="0.494cm" loext:contextual-spacing="false" fo:line-height="100%"/>
      <style:text-properties officeooo:paragraph-rsid="001e473f"/>
    </style:style>
    <style:style style:name="P45" style:family="paragraph" style:parent-style-name="Standard" style:list-style-name="WW8Num5">
      <style:paragraph-properties fo:margin-top="0cm" fo:margin-bottom="0.494cm" loext:contextual-spacing="false" fo:line-height="100%"/>
      <style:text-properties officeooo:paragraph-rsid="0076c45f"/>
    </style:style>
    <style:style style:name="P46" style:family="paragraph" style:parent-style-name="Standard" style:list-style-name="WW8Num5">
      <style:paragraph-properties fo:margin-top="0cm" fo:margin-bottom="0.494cm" loext:contextual-spacing="false" fo:line-height="100%"/>
      <style:text-properties officeooo:paragraph-rsid="00c4ed28"/>
    </style:style>
    <style:style style:name="P47" style:family="paragraph" style:parent-style-name="Standard" style:list-style-name="WW8Num5">
      <style:paragraph-properties fo:margin-top="0cm" fo:margin-bottom="0.494cm" loext:contextual-spacing="false" fo:line-height="100%"/>
      <style:text-properties officeooo:paragraph-rsid="018a6720"/>
    </style:style>
    <style:style style:name="P48" style:family="paragraph" style:parent-style-name="Standard" style:list-style-name="WW8Num5">
      <style:paragraph-properties fo:margin-top="0cm" fo:margin-bottom="0.494cm" loext:contextual-spacing="false" fo:line-height="100%"/>
      <style:text-properties officeooo:paragraph-rsid="018ce498"/>
    </style:style>
    <style:style style:name="P49" style:family="paragraph" style:parent-style-name="Standard" style:list-style-name="WW8Num5">
      <style:paragraph-properties fo:margin-top="0cm" fo:margin-bottom="0.494cm" loext:contextual-spacing="false" fo:line-height="100%"/>
      <style:text-properties officeooo:paragraph-rsid="01a0ce68"/>
    </style:style>
    <style:style style:name="P50" style:family="paragraph" style:parent-style-name="Standard" style:list-style-name="WW8Num6">
      <style:paragraph-properties fo:margin-top="0cm" fo:margin-bottom="0.494cm" loext:contextual-spacing="false" fo:line-height="100%"/>
      <style:text-properties officeooo:paragraph-rsid="018a6720"/>
    </style:style>
    <style:style style:name="P51" style:family="paragraph" style:parent-style-name="Standard" style:list-style-name="WW8Num3">
      <style:paragraph-properties fo:margin-top="0cm" fo:margin-bottom="0.494cm" loext:contextual-spacing="false" fo:line-height="100%"/>
      <style:text-properties officeooo:paragraph-rsid="00a3bf90"/>
    </style:style>
    <style:style style:name="P52" style:family="paragraph" style:parent-style-name="Standard" style:list-style-name="WW8Num3">
      <style:paragraph-properties fo:margin-top="0cm" fo:margin-bottom="0.494cm" loext:contextual-spacing="false" fo:line-height="100%"/>
      <style:text-properties officeooo:paragraph-rsid="00b4a0e3"/>
    </style:style>
    <style:style style:name="P53" style:family="paragraph" style:parent-style-name="Standard" style:list-style-name="WW8Num3">
      <style:paragraph-properties fo:margin-top="0cm" fo:margin-bottom="0.494cm" loext:contextual-spacing="false" fo:line-height="100%"/>
      <style:text-properties officeooo:paragraph-rsid="00b5c973"/>
    </style:style>
    <style:style style:name="P54" style:family="paragraph" style:parent-style-name="Standard" style:list-style-name="WW8Num5">
      <style:paragraph-properties fo:margin-top="0cm" fo:margin-bottom="0.494cm" loext:contextual-spacing="false" fo:line-height="100%"/>
      <style:text-properties officeooo:rsid="018eccae" officeooo:paragraph-rsid="018eccae"/>
    </style:style>
    <style:style style:name="P55" style:family="paragraph" style:parent-style-name="Standard" style:list-style-name="WW8Num5">
      <style:paragraph-properties fo:margin-top="0cm" fo:margin-bottom="0.494cm" loext:contextual-spacing="false" fo:line-height="100%"/>
      <style:text-properties officeooo:rsid="018eccae" officeooo:paragraph-rsid="01a0ce68"/>
    </style:style>
    <style:style style:name="P56" style:family="paragraph" style:parent-style-name="Standard" style:list-style-name="WW8Num6">
      <style:paragraph-properties fo:margin-top="0cm" fo:margin-bottom="0.494cm" loext:contextual-spacing="false" fo:line-height="100%"/>
      <style:text-properties style:use-window-font-color="true" style:font-name="Calibri" officeooo:paragraph-rsid="001e473f"/>
    </style:style>
    <style:style style:name="P57" style:family="paragraph" style:parent-style-name="Standard" style:list-style-name="WW8Num3">
      <style:paragraph-properties fo:margin-top="0cm" fo:margin-bottom="0.494cm" loext:contextual-spacing="false" fo:line-height="100%"/>
      <style:text-properties style:use-window-font-color="true" style:font-name="Calibri"/>
    </style:style>
    <style:style style:name="P58" style:family="paragraph" style:parent-style-name="Standard" style:list-style-name="WW8Num1">
      <style:paragraph-properties fo:margin-top="0cm" fo:margin-bottom="0.494cm" loext:contextual-spacing="false" fo:line-height="100%"/>
      <style:text-properties style:use-window-font-color="true" style:font-name="Calibri" officeooo:paragraph-rsid="004cfa81"/>
    </style:style>
    <style:style style:name="P59" style:family="paragraph" style:parent-style-name="Standard" style:list-style-name="WW8Num3">
      <style:paragraph-properties fo:margin-top="0cm" fo:margin-bottom="0.494cm" loext:contextual-spacing="false" fo:line-height="100%"/>
      <style:text-properties style:use-window-font-color="true" style:font-name="Calibri" style:text-underline-style="solid" style:text-underline-width="auto" style:text-underline-color="font-color" fo:font-weight="bold" style:font-weight-asian="bold"/>
    </style:style>
    <style:style style:name="P60" style:family="paragraph" style:parent-style-name="Standard" style:list-style-name="WW8Num3">
      <style:paragraph-properties fo:margin-top="0cm" fo:margin-bottom="0.494cm" loext:contextual-spacing="false" fo:line-height="100%"/>
      <style:text-properties style:use-window-font-color="true" style:font-name="Calibri" style:font-weight-complex="bold"/>
    </style:style>
    <style:style style:name="P61" style:family="paragraph" style:parent-style-name="Standard" style:list-style-name="WW8Num3">
      <style:paragraph-properties fo:margin-top="0cm" fo:margin-bottom="0.494cm" loext:contextual-spacing="false" fo:line-height="100%"/>
      <style:text-properties style:use-window-font-color="true" style:font-name="Calibri" officeooo:paragraph-rsid="00afcf18" style:font-weight-complex="bold"/>
    </style:style>
    <style:style style:name="P62" style:family="paragraph" style:parent-style-name="Standard" style:list-style-name="WW8Num3">
      <style:paragraph-properties fo:margin-top="0cm" fo:margin-bottom="0.494cm" loext:contextual-spacing="false" fo:line-height="100%"/>
      <style:text-properties style:use-window-font-color="true" style:font-name="Calibri" officeooo:paragraph-rsid="00b0e58b" style:font-weight-complex="bold"/>
    </style:style>
    <style:style style:name="P63" style:family="paragraph" style:parent-style-name="Standard" style:list-style-name="WW8Num3">
      <style:paragraph-properties fo:margin-top="0cm" fo:margin-bottom="0.494cm" loext:contextual-spacing="false" fo:line-height="100%"/>
      <style:text-properties style:use-window-font-color="true" style:font-name="Calibri" officeooo:paragraph-rsid="00b4a0e3" style:font-weight-complex="bold"/>
    </style:style>
    <style:style style:name="P64" style:family="paragraph" style:parent-style-name="Standard" style:list-style-name="WW8Num5">
      <style:paragraph-properties fo:margin-top="0cm" fo:margin-bottom="0.353cm" loext:contextual-spacing="false" fo:line-height="100%"/>
      <style:text-properties fo:font-weight="normal" officeooo:rsid="012a2939" officeooo:paragraph-rsid="012b7132" style:font-weight-asian="normal" style:font-weight-complex="normal"/>
    </style:style>
    <style:style style:name="P65" style:family="paragraph" style:parent-style-name="Standard" style:list-style-name="WW8Num5">
      <style:paragraph-properties fo:margin-top="0cm" fo:margin-bottom="0.353cm" loext:contextual-spacing="false" fo:line-height="100%"/>
      <style:text-properties style:use-window-font-color="true" style:font-name="Calibri" officeooo:paragraph-rsid="001e473f" style:font-weight-complex="bold"/>
    </style:style>
    <style:style style:name="P66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style:font-weight-complex="bold"/>
    </style:style>
    <style:style style:name="P67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officeooo:paragraph-rsid="009bcb03" style:font-weight-complex="bold"/>
    </style:style>
    <style:style style:name="P68" style:family="paragraph" style:parent-style-name="Standard" style:list-style-name="WW8Num6">
      <style:paragraph-properties fo:margin-top="0cm" fo:margin-bottom="0.353cm" loext:contextual-spacing="false" fo:line-height="100%"/>
      <style:text-properties style:use-window-font-color="true" style:font-name="Calibri" officeooo:paragraph-rsid="001e473f"/>
    </style:style>
    <style:style style:name="P69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/>
    </style:style>
    <style:style style:name="P70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officeooo:paragraph-rsid="001bb821"/>
    </style:style>
    <style:style style:name="P71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officeooo:paragraph-rsid="00312cb6"/>
    </style:style>
    <style:style style:name="P72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officeooo:paragraph-rsid="00329a02"/>
    </style:style>
    <style:style style:name="P73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officeooo:paragraph-rsid="001da012"/>
    </style:style>
    <style:style style:name="P74" style:family="paragraph" style:parent-style-name="Standard" style:list-style-name="WW8Num1">
      <style:paragraph-properties fo:margin-top="0cm" fo:margin-bottom="0.353cm" loext:contextual-spacing="false" fo:line-height="100%"/>
      <style:text-properties style:use-window-font-color="true" style:font-name="Calibri" officeooo:paragraph-rsid="004cfa81"/>
    </style:style>
    <style:style style:name="P75" style:family="paragraph" style:parent-style-name="Standard" style:list-style-name="WW8Num1">
      <style:paragraph-properties fo:margin-top="0cm" fo:margin-bottom="0.353cm" loext:contextual-spacing="false" fo:line-height="100%"/>
      <style:text-properties style:use-window-font-color="true" style:font-name="Calibri" officeooo:paragraph-rsid="0083e8f9"/>
    </style:style>
    <style:style style:name="P76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fo:font-size="11pt" fo:language="fr" fo:country="FR" fo:font-weight="bold" officeooo:rsid="0141731b" officeooo:paragraph-rsid="0141731b" style:font-name-asian="Calibri" style:font-size-asian="11pt" style:font-weight-asian="bold" style:font-name-complex="Times New Roman" style:font-size-complex="11pt" style:language-complex="ar" style:country-complex="SA"/>
    </style:style>
    <style:style style:name="P77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style:text-underline-style="solid" style:text-underline-width="auto" style:text-underline-color="font-color" fo:font-weight="bold" style:font-weight-asian="bold"/>
    </style:style>
    <style:style style:name="P78" style:family="paragraph" style:parent-style-name="Standard" style:list-style-name="WW8Num3">
      <style:paragraph-properties fo:margin-top="0cm" fo:margin-bottom="0.353cm" loext:contextual-spacing="false" fo:line-height="100%"/>
      <style:text-properties style:use-window-font-color="true" style:font-name="Calibri" style:text-underline-style="solid" style:text-underline-width="auto" style:text-underline-color="font-color" fo:font-weight="bold" style:font-weight-asian="bold" style:font-weight-complex="bold"/>
    </style:style>
    <style:style style:name="P79" style:family="paragraph" style:parent-style-name="Standard" style:list-style-name="WW8Num6">
      <style:paragraph-properties fo:margin-top="0cm" fo:margin-bottom="0.353cm" loext:contextual-spacing="false" fo:line-height="100%"/>
      <style:text-properties fo:color="#4f81bd" style:font-name="Calibri" fo:font-size="13pt" fo:font-weight="bold" officeooo:paragraph-rsid="001e473f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P80" style:family="paragraph" style:parent-style-name="Standard" style:list-style-name="WW8Num6">
      <style:paragraph-properties fo:margin-top="0cm" fo:margin-bottom="0.353cm" loext:contextual-spacing="false" fo:line-height="100%"/>
      <style:text-properties officeooo:paragraph-rsid="001e473f"/>
    </style:style>
    <style:style style:name="P81" style:family="paragraph" style:parent-style-name="Standard" style:list-style-name="WW8Num3">
      <style:paragraph-properties fo:margin-top="0cm" fo:margin-bottom="0.353cm" loext:contextual-spacing="false" fo:line-height="100%"/>
    </style:style>
    <style:style style:name="P82" style:family="paragraph" style:parent-style-name="Standard" style:list-style-name="WW8Num1">
      <style:paragraph-properties fo:margin-top="0cm" fo:margin-bottom="0.353cm" loext:contextual-spacing="false" fo:line-height="100%"/>
      <style:text-properties officeooo:paragraph-rsid="004cfa81"/>
    </style:style>
    <style:style style:name="P83" style:family="paragraph" style:parent-style-name="Standard" style:list-style-name="WW8Num1">
      <style:paragraph-properties fo:margin-top="0cm" fo:margin-bottom="0.353cm" loext:contextual-spacing="false" fo:line-height="100%"/>
      <style:text-properties fo:font-weight="bold" officeooo:rsid="008688e0" officeooo:paragraph-rsid="008688e0" style:font-weight-asian="bold" style:font-weight-complex="bold"/>
    </style:style>
    <style:style style:name="P84" style:family="paragraph" style:parent-style-name="Standard" style:list-style-name="WW8Num5">
      <style:paragraph-properties fo:margin-top="0cm" fo:margin-bottom="0cm" loext:contextual-spacing="false" fo:line-height="100%"/>
      <style:text-properties style:use-window-font-color="true" style:font-name="Calibri" officeooo:paragraph-rsid="001e473f"/>
    </style:style>
    <style:style style:name="P85" style:family="paragraph" style:parent-style-name="Standard" style:list-style-name="WW8Num3">
      <style:paragraph-properties fo:margin-top="0cm" fo:margin-bottom="0cm" loext:contextual-spacing="false" fo:line-height="100%"/>
      <style:text-properties style:use-window-font-color="true" style:font-name="Calibri"/>
    </style:style>
    <style:style style:name="P86" style:family="paragraph" style:parent-style-name="Standard" style:list-style-name="WW8Num6">
      <style:paragraph-properties fo:margin-top="0cm" fo:margin-bottom="0cm" loext:contextual-spacing="false" fo:line-height="100%"/>
      <style:text-properties officeooo:paragraph-rsid="008dcd44"/>
    </style:style>
    <style:style style:name="P87" style:family="paragraph" style:parent-style-name="Standard" style:list-style-name="WW8Num3">
      <style:paragraph-properties fo:margin-top="0cm" fo:margin-bottom="0cm" loext:contextual-spacing="false" fo:line-height="100%"/>
      <style:text-properties officeooo:paragraph-rsid="01469961"/>
    </style:style>
    <style:style style:name="P88" style:family="paragraph" style:parent-style-name="Standard" style:list-style-name="WW8Num3">
      <style:paragraph-properties fo:margin-top="0cm" fo:margin-bottom="0cm" loext:contextual-spacing="false" fo:line-height="100%"/>
      <style:text-properties officeooo:paragraph-rsid="015e8d4b"/>
    </style:style>
    <style:style style:name="P89" style:family="paragraph" style:parent-style-name="Standard" style:list-style-name="WW8Num3">
      <style:paragraph-properties fo:margin-top="0cm" fo:margin-bottom="0cm" loext:contextual-spacing="false" fo:line-height="100%"/>
      <style:text-properties officeooo:paragraph-rsid="01049323"/>
    </style:style>
    <style:style style:name="P90" style:family="paragraph" style:parent-style-name="Standard" style:list-style-name="WW8Num3">
      <style:paragraph-properties fo:margin-top="0cm" fo:margin-bottom="0cm" loext:contextual-spacing="false" fo:line-height="100%"/>
      <style:text-properties officeooo:rsid="015ddaa0" officeooo:paragraph-rsid="016a016c"/>
    </style:style>
    <style:style style:name="P91" style:family="paragraph" style:parent-style-name="Standard" style:list-style-name="WW8Num1">
      <style:paragraph-properties fo:margin-top="0cm" fo:margin-bottom="0cm" loext:contextual-spacing="false" fo:line-height="100%" fo:keep-together="auto" fo:keep-with-next="auto"/>
      <style:text-properties officeooo:paragraph-rsid="004cfa81"/>
    </style:style>
    <style:style style:name="P9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3" style:family="paragraph">
      <loext:graphic-properties draw:fill="solid" draw:fill-color="#e9f4f6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2a6099" style:text-outline="false" style:text-line-through-style="none" style:text-line-through-type="none" style:text-position="0% 100%" style:font-name="Tw Cen MT Condensed Extra Bold" fo:font-size="1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4pt" style:language-asian="zh" style:country-asian="CN" style:font-style-asian="normal" style:font-weight-asian="normal" style:font-name-complex="Tw Cen MT Condensed Extra Bold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4" style:family="paragraph">
      <style:paragraph-properties fo:margin-top="0cm" fo:margin-bottom="0cm"/>
    </style:style>
    <style:style style:name="P95" style:family="paragraph">
      <loext:graphic-properties draw:fill="solid" draw:fill-color="#e9f4f6"/>
      <style:paragraph-properties fo:margin-top="0cm" fo:margin-bottom="0cm" style:writing-mode="lr-tb"/>
      <style:text-properties fo:color="#2a6099" style:font-name="Calibri" fo:font-size="12pt"/>
    </style:style>
    <style:style style:name="T1" style:family="text">
      <style:text-properties fo:font-size="11pt" fo:language="fr" fo:country="FR" fo:font-weight="bold" officeooo:rsid="0031e40f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T2" style:family="text">
      <style:text-properties fo:font-size="11pt" fo:language="fr" fo:country="FR" fo:font-weight="normal" officeooo:rsid="0042023b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3" style:family="text">
      <style:text-properties fo:font-size="11pt" fo:language="fr" fo:country="FR" fo:font-weight="normal" officeooo:rsid="00435e70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4" style:family="text">
      <style:text-properties fo:font-size="11pt" fo:language="fr" fo:country="FR" officeooo:rsid="00191e15" style:font-name-asian="Calibri" style:font-size-asian="11pt" style:font-name-complex="Times New Roman" style:font-size-complex="11pt" style:language-complex="ar" style:country-complex="SA"/>
    </style:style>
    <style:style style:name="T5" style:family="text">
      <style:text-properties fo:font-size="11pt" fo:language="fr" fo:country="FR" officeooo:rsid="001a9b74" style:font-name-asian="Calibri" style:font-size-asian="11pt" style:font-name-complex="Times New Roman" style:font-size-complex="11pt" style:language-complex="ar" style:country-complex="SA"/>
    </style:style>
    <style:style style:name="T6" style:family="text">
      <style:text-properties fo:font-size="11pt" fo:language="fr" fo:country="FR" officeooo:rsid="001bb821" style:font-name-asian="Calibri" style:font-size-asian="11pt" style:font-name-complex="Times New Roman" style:font-size-complex="11pt" style:language-complex="ar" style:country-complex="SA"/>
    </style:style>
    <style:style style:name="T7" style:family="text">
      <style:text-properties fo:font-size="11pt" fo:language="fr" fo:country="FR" officeooo:rsid="00329a02" style:font-name-asian="Calibri" style:font-size-asian="11pt" style:font-name-complex="Times New Roman" style:font-size-complex="11pt" style:language-complex="ar" style:country-complex="SA"/>
    </style:style>
    <style:style style:name="T8" style:family="text">
      <style:text-properties fo:font-size="11pt" fo:language="fr" fo:country="FR" officeooo:rsid="001da012" style:font-name-asian="Calibri" style:font-size-asian="11pt" style:font-name-complex="Times New Roman" style:font-size-complex="11pt" style:language-complex="ar" style:country-complex="SA"/>
    </style:style>
    <style:style style:name="T9" style:family="text">
      <style:text-properties fo:font-size="11pt" fo:language="fr" fo:country="FR" style:text-underline-style="solid" style:text-underline-width="auto" style:text-underline-color="font-color" fo:font-weight="bold" officeooo:rsid="002f789e" style:font-name-asian="Calibri" style:font-size-asian="11pt" style:font-weight-asian="bold" style:font-name-complex="Times New Roman" style:font-size-complex="11pt" style:language-complex="ar" style:country-complex="SA"/>
    </style:style>
    <style:style style:name="T10" style:family="text">
      <style:text-properties fo:font-size="11pt" fo:language="fr" fo:country="FR" style:text-underline-style="solid" style:text-underline-width="auto" style:text-underline-color="font-color" fo:font-weight="bold" officeooo:rsid="00329a02" style:font-name-asian="Calibri" style:font-size-asian="11pt" style:font-weight-asian="bold" style:font-name-complex="Times New Roman" style:font-size-complex="11pt" style:language-complex="ar" style:country-complex="SA"/>
    </style:style>
    <style:style style:name="T11" style:family="text">
      <style:text-properties style:font-name="Calibri" fo:font-size="13pt" fo:font-style="normal" fo:font-weight="normal" officeooo:rsid="002ad346" style:font-name-asian="Times New Roman" style:font-size-asian="13pt" style:font-style-asian="normal" style:font-weight-asian="normal" style:font-name-complex="Cambria" style:font-size-complex="13pt" style:font-style-complex="italic" style:font-weight-complex="normal"/>
    </style:style>
    <style:style style:name="T12" style:family="text">
      <style:text-properties style:font-name="Calibri" fo:font-size="13pt" fo:font-style="normal" fo:font-weight="normal" officeooo:rsid="00f25a73" style:font-name-asian="Times New Roman" style:font-size-asian="13pt" style:font-style-asian="normal" style:font-weight-asian="normal" style:font-name-complex="Cambria" style:font-size-complex="13pt" style:font-style-complex="italic" style:font-weight-complex="normal"/>
    </style:style>
    <style:style style:name="T13" style:family="text">
      <style:text-properties style:font-name="Calibri" fo:font-size="13pt" fo:font-style="normal" fo:font-weight="bold" style:font-name-asian="Times New Roman" style:font-size-asian="13pt" style:font-style-asian="normal" style:font-weight-asian="bold" style:font-name-complex="Cambria" style:font-size-complex="13pt" style:font-style-complex="italic" style:font-weight-complex="bold"/>
    </style:style>
    <style:style style:name="T14" style:family="text">
      <style:text-properties style:font-name="Calibri" fo:font-size="13pt" fo:font-style="normal" fo:font-weight="bold" officeooo:rsid="01848fb2" style:font-name-asian="Times New Roman" style:font-size-asian="13pt" style:font-style-asian="normal" style:font-weight-asian="bold" style:font-name-complex="Cambria" style:font-size-complex="13pt" style:font-style-complex="italic" style:font-weight-complex="bold"/>
    </style:style>
    <style:style style:name="T15" style:family="text">
      <style:text-properties style:font-name="Calibri" fo:font-size="13pt" fo:language="fr" fo:country="FR" fo:font-style="normal" style:font-size-asian="13pt" style:language-asian="en" style:country-asian="US" style:font-style-asian="normal" style:font-size-complex="13pt"/>
    </style:style>
    <style:style style:name="T16" style:family="text">
      <style:text-properties fo:font-weight="bold" style:font-weight-asian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42023b" style:font-weight-asian="bold" style:font-weight-complex="bold"/>
    </style:style>
    <style:style style:name="T19" style:family="text">
      <style:text-properties fo:font-weight="bold" officeooo:rsid="0034a246" style:font-weight-asian="bold" style:font-weight-complex="bold"/>
    </style:style>
    <style:style style:name="T20" style:family="text">
      <style:text-properties fo:font-weight="bold" officeooo:rsid="00836dd9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42023b" style:font-weight-asian="normal" style:font-weight-complex="normal"/>
    </style:style>
    <style:style style:name="T23" style:family="text">
      <style:text-properties fo:font-weight="normal" officeooo:rsid="00435e70" style:font-weight-asian="normal" style:font-weight-complex="normal"/>
    </style:style>
    <style:style style:name="T24" style:family="text">
      <style:text-properties fo:font-weight="normal" officeooo:rsid="007b3802" style:font-weight-asian="normal" style:font-weight-complex="normal"/>
    </style:style>
    <style:style style:name="T25" style:family="text">
      <style:text-properties fo:font-weight="normal" officeooo:rsid="00a9273a" style:font-weight-asian="normal" style:font-weight-complex="normal"/>
    </style:style>
    <style:style style:name="T26" style:family="text">
      <style:text-properties fo:font-weight="normal" officeooo:rsid="00b3c9fc" style:font-weight-asian="normal" style:font-weight-complex="normal"/>
    </style:style>
    <style:style style:name="T27" style:family="text">
      <style:text-properties fo:font-weight="normal" officeooo:rsid="00b4a0e3" style:font-weight-asian="normal" style:font-weight-complex="normal"/>
    </style:style>
    <style:style style:name="T28" style:family="text">
      <style:text-properties fo:font-weight="normal" officeooo:rsid="001da012" style:font-weight-asian="normal" style:font-weight-complex="normal"/>
    </style:style>
    <style:style style:name="T29" style:family="text">
      <style:text-properties fo:font-weight="normal" officeooo:rsid="001bd016" style:font-weight-asian="normal" style:font-weight-complex="normal"/>
    </style:style>
    <style:style style:name="T30" style:family="text">
      <style:text-properties fo:font-weight="normal" officeooo:rsid="001ec276" style:font-weight-asian="normal" style:font-weight-complex="normal"/>
    </style:style>
    <style:style style:name="T31" style:family="text">
      <style:text-properties fo:font-weight="normal" officeooo:rsid="010824db" style:font-weight-asian="normal" style:font-weight-complex="normal"/>
    </style:style>
    <style:style style:name="T32" style:family="text">
      <style:text-properties fo:font-weight="normal" officeooo:rsid="01585e05" style:font-weight-asian="normal" style:font-weight-complex="normal"/>
    </style:style>
    <style:style style:name="T33" style:family="text">
      <style:text-properties fo:font-weight="normal" officeooo:rsid="015b3fb8" style:font-weight-asian="normal" style:font-weight-complex="normal"/>
    </style:style>
    <style:style style:name="T34" style:family="text">
      <style:text-properties fo:font-weight="normal" officeooo:rsid="0168473f" style:font-weight-asian="normal" style:font-weight-complex="normal"/>
    </style:style>
    <style:style style:name="T35" style:family="text">
      <style:text-properties style:use-window-font-color="true" style:font-name="Calibri"/>
    </style:style>
    <style:style style:name="T36" style:family="text">
      <style:text-properties style:use-window-font-color="true" style:font-name="Calibri" fo:font-weight="bold" style:font-weight-asian="bold"/>
    </style:style>
    <style:style style:name="T37" style:family="text">
      <style:text-properties style:use-window-font-color="true" style:font-name="Calibri" fo:font-weight="bold" style:font-weight-asian="bold" style:font-weight-complex="bold"/>
    </style:style>
    <style:style style:name="T38" style:family="text">
      <style:text-properties style:use-window-font-color="true" style:font-name="Calibri" fo:font-weight="bold" officeooo:rsid="00740786" style:font-weight-asian="bold" style:font-weight-complex="bold"/>
    </style:style>
    <style:style style:name="T39" style:family="text">
      <style:text-properties style:use-window-font-color="true" style:font-name="Calibri" fo:font-weight="bold" officeooo:rsid="012b7132" style:font-weight-asian="bold" style:font-weight-complex="bold"/>
    </style:style>
    <style:style style:name="T40" style:family="text">
      <style:text-properties style:use-window-font-color="true" style:font-name="Calibri" fo:font-weight="bold" officeooo:rsid="012e21b4" style:font-weight-asian="bold" style:font-weight-complex="bold"/>
    </style:style>
    <style:style style:name="T41" style:family="text">
      <style:text-properties style:use-window-font-color="true" style:font-name="Calibri" fo:font-weight="bold" officeooo:rsid="012c62fd" style:font-weight-asian="bold" style:font-weight-complex="bold"/>
    </style:style>
    <style:style style:name="T42" style:family="text">
      <style:text-properties style:use-window-font-color="true" style:font-name="Calibri" fo:font-weight="bold" officeooo:rsid="012f8a0a" style:font-weight-asian="bold" style:font-weight-complex="bold"/>
    </style:style>
    <style:style style:name="T43" style:family="text">
      <style:text-properties style:use-window-font-color="true" style:font-name="Calibri" fo:font-weight="bold" officeooo:rsid="012f9d6e" style:font-weight-asian="bold" style:font-weight-complex="bold"/>
    </style:style>
    <style:style style:name="T44" style:family="text">
      <style:text-properties style:use-window-font-color="true" style:font-name="Calibri" fo:font-weight="bold" officeooo:rsid="018f9877" style:font-weight-asian="bold" style:font-weight-complex="bold"/>
    </style:style>
    <style:style style:name="T45" style:family="text">
      <style:text-properties style:use-window-font-color="true" style:font-name="Calibri" officeooo:rsid="00450cce"/>
    </style:style>
    <style:style style:name="T46" style:family="text">
      <style:text-properties style:use-window-font-color="true" style:font-name="Calibri" style:text-underline-style="solid" style:text-underline-width="auto" style:text-underline-color="font-color" fo:font-weight="bold" style:font-weight-asian="bold"/>
    </style:style>
    <style:style style:name="T47" style:family="text">
      <style:text-properties style:use-window-font-color="true" style:font-name="Calibri" style:text-underline-style="solid" style:text-underline-width="auto" style:text-underline-color="font-color" fo:font-weight="bold" style:font-weight-asian="bold" style:font-weight-complex="bold"/>
    </style:style>
    <style:style style:name="T48" style:family="text">
      <style:text-properties style:use-window-font-color="true" style:font-name="Calibri" style:text-underline-style="solid" style:text-underline-width="auto" style:text-underline-color="font-color" fo:font-weight="bold" officeooo:rsid="010b5bd0" style:font-weight-asian="bold"/>
    </style:style>
    <style:style style:name="T49" style:family="text">
      <style:text-properties style:use-window-font-color="true" style:font-name="Calibri" fo:font-size="16pt" fo:font-weight="bold" style:font-size-asian="16pt" style:font-weight-asian="bold" style:font-size-complex="16pt"/>
    </style:style>
    <style:style style:name="T50" style:family="text">
      <style:text-properties style:use-window-font-color="true" style:font-name="Calibri" fo:font-size="13pt" fo:language="fr" fo:country="FR" fo:font-style="normal" fo:font-weight="normal" officeooo:rsid="002ad346" style:font-name-asian="Times New Roman" style:font-size-asian="13pt" style:language-asian="en" style:country-asian="US" style:font-style-asian="normal" style:font-weight-asian="normal" style:font-name-complex="Calibri" style:font-size-complex="13pt" style:font-style-complex="italic" style:font-weight-complex="normal"/>
    </style:style>
    <style:style style:name="T51" style:family="text">
      <style:text-properties style:use-window-font-color="true" style:font-name="Calibri" fo:font-size="13pt" fo:language="fr" fo:country="FR" fo:font-style="normal" fo:font-weight="normal" officeooo:rsid="002ad346" style:font-name-asian="Times New Roman" style:font-size-asian="13pt" style:language-asian="en" style:country-asian="US" style:font-style-asian="normal" style:font-weight-asian="normal" style:font-name-complex="Cambria" style:font-size-complex="13pt" style:font-style-complex="italic" style:font-weight-complex="normal"/>
    </style:style>
    <style:style style:name="T52" style:family="text">
      <style:text-properties style:use-window-font-color="true" style:font-name="Calibri" fo:font-size="13pt" fo:language="en" fo:country="US" fo:font-style="normal" fo:font-weight="bold" officeooo:rsid="002ad346" style:font-name-asian="Times New Roman" style:font-size-asian="13pt" style:language-asian="en" style:country-asian="US" style:font-style-asian="normal" style:font-weight-asian="bold" style:font-name-complex="Cambria" style:font-size-complex="13pt" style:font-style-complex="italic" style:font-weight-complex="normal"/>
    </style:style>
    <style:style style:name="T53" style:family="text">
      <style:text-properties style:use-window-font-color="true" style:font-name="Calibri" fo:font-size="13pt" fo:language="en" fo:country="US" fo:font-style="normal" fo:font-weight="bold" officeooo:rsid="00f19c7b" style:font-name-asian="Times New Roman" style:font-size-asian="13pt" style:language-asian="en" style:country-asian="US" style:font-style-asian="normal" style:font-weight-asian="bold" style:font-name-complex="Cambria" style:font-size-complex="13pt" style:font-style-complex="italic" style:font-weight-complex="normal"/>
    </style:style>
    <style:style style:name="T54" style:family="text">
      <style:text-properties style:use-window-font-color="true" style:font-name="Calibri" fo:font-size="13pt" fo:language="en" fo:country="US" fo:font-style="normal" fo:font-weight="normal" officeooo:rsid="002ad346" style:font-name-asian="Times New Roman" style:font-size-asian="13pt" style:language-asian="en" style:country-asian="US" style:font-style-asian="normal" style:font-weight-asian="normal" style:font-name-complex="Cambria" style:font-size-complex="13pt" style:font-style-complex="italic" style:font-weight-complex="normal"/>
    </style:style>
    <style:style style:name="T55" style:family="text">
      <style:text-properties style:use-window-font-color="true" style:font-name="Calibri" fo:font-size="13pt" fo:font-weight="bold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T56" style:family="text">
      <style:text-properties style:use-window-font-color="true" style:font-name="Calibri" fo:font-size="13pt" fo:font-weight="bold" officeooo:rsid="00450cce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T57" style:family="text">
      <style:text-properties style:use-window-font-color="true" style:font-name="Calibri" fo:font-size="13pt" fo:font-weight="bold" officeooo:rsid="018d378d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T58" style:family="text">
      <style:text-properties style:use-window-font-color="true" style:font-name="Calibri" fo:font-size="13pt" fo:font-weight="bold" officeooo:rsid="018ce498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T59" style:family="text">
      <style:text-properties style:use-window-font-color="true" style:font-name="Calibri" fo:font-size="13pt" fo:font-weight="bold" officeooo:rsid="01945f3d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T60" style:family="text">
      <style:text-properties style:use-window-font-color="true" style:font-name="Calibri" fo:font-size="13pt" fo:font-weight="bold" officeooo:rsid="0191da95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T61" style:family="text">
      <style:text-properties style:use-window-font-color="true" style:font-name="Calibri" fo:font-size="13pt" fo:font-weight="bold" officeooo:rsid="019ceff6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T62" style:family="text">
      <style:text-properties style:use-window-font-color="true" style:font-name="Calibri" fo:font-size="13pt" fo:font-weight="bold" officeooo:rsid="01980c98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T63" style:family="text">
      <style:text-properties style:use-window-font-color="true" style:font-name="Calibri" fo:font-size="13pt" fo:font-weight="bold" officeooo:rsid="018eccae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T64" style:family="text">
      <style:text-properties style:use-window-font-color="true" style:font-name="Calibri" fo:font-size="13pt" fo:font-weight="normal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65" style:family="text">
      <style:text-properties style:use-window-font-color="true" style:font-name="Calibri" fo:font-size="13pt" fo:font-weight="normal" officeooo:rsid="00450cce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66" style:family="text">
      <style:text-properties style:use-window-font-color="true" style:font-name="Calibri" fo:font-size="13pt" fo:font-weight="normal" officeooo:rsid="018d378d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67" style:family="text">
      <style:text-properties style:use-window-font-color="true" style:font-name="Calibri" fo:font-size="13pt" fo:font-weight="normal" officeooo:rsid="018b9b0d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68" style:family="text">
      <style:text-properties style:use-window-font-color="true" style:font-name="Calibri" fo:font-size="13pt" fo:font-weight="normal" officeooo:rsid="018ce498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69" style:family="text">
      <style:text-properties style:use-window-font-color="true" style:font-name="Calibri" fo:font-size="13pt" fo:font-weight="normal" officeooo:rsid="018d849e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70" style:family="text">
      <style:text-properties style:use-window-font-color="true" style:font-name="Calibri" fo:font-size="13pt" fo:font-weight="normal" officeooo:rsid="018eccae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71" style:family="text">
      <style:text-properties style:use-window-font-color="true" style:font-name="Calibri" fo:font-size="13pt" fo:font-weight="normal" officeooo:rsid="018ed93f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72" style:family="text">
      <style:text-properties style:use-window-font-color="true" style:font-name="Calibri" fo:font-size="13pt" fo:font-weight="normal" officeooo:rsid="0191c53e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73" style:family="text">
      <style:text-properties style:use-window-font-color="true" style:font-name="Calibri" fo:font-size="13pt" fo:font-weight="normal" officeooo:rsid="0193c067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74" style:family="text">
      <style:text-properties style:use-window-font-color="true" style:font-name="Calibri" fo:font-size="13pt" fo:font-weight="normal" officeooo:rsid="01967845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75" style:family="text">
      <style:text-properties style:use-window-font-color="true" style:font-name="Calibri" fo:font-size="13pt" fo:font-weight="normal" officeooo:rsid="0192ebd8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76" style:family="text">
      <style:text-properties style:use-window-font-color="true" style:font-name="Calibri" fo:font-size="13pt" fo:font-weight="normal" officeooo:rsid="0191da95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77" style:family="text">
      <style:text-properties style:use-window-font-color="true" style:font-name="Calibri" fo:font-size="13pt" fo:font-weight="normal" officeooo:rsid="0194d379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78" style:family="text">
      <style:text-properties style:use-window-font-color="true" style:font-name="Calibri" fo:font-size="13pt" fo:font-weight="normal" officeooo:rsid="019de9b0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79" style:family="text">
      <style:text-properties style:use-window-font-color="true" style:font-name="Calibri" fo:font-size="13pt" fo:font-weight="normal" officeooo:rsid="019df04f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80" style:family="text">
      <style:text-properties style:use-window-font-color="true" style:font-name="Calibri" fo:font-size="13pt" fo:font-weight="normal" officeooo:rsid="0198cc91" style:font-name-asian="Times New Roman" style:font-size-asian="13pt" style:font-weight-asian="normal" style:font-name-complex="Cambria" style:font-size-complex="13pt" style:font-style-complex="italic" style:font-weight-complex="normal"/>
    </style:style>
    <style:style style:name="T81" style:family="text">
      <style:text-properties style:use-window-font-color="true" style:font-name="Calibri" style:font-weight-complex="bold"/>
    </style:style>
    <style:style style:name="T82" style:family="text">
      <style:text-properties style:use-window-font-color="true" style:font-name="Calibri" officeooo:rsid="00724d8a" style:font-weight-complex="bold"/>
    </style:style>
    <style:style style:name="T83" style:family="text">
      <style:text-properties style:use-window-font-color="true" style:font-name="Calibri" officeooo:rsid="0076c45f" style:font-weight-complex="bold"/>
    </style:style>
    <style:style style:name="T84" style:family="text">
      <style:text-properties style:use-window-font-color="true" style:font-name="Calibri" officeooo:rsid="0077fb0e" style:font-weight-complex="bold"/>
    </style:style>
    <style:style style:name="T85" style:family="text">
      <style:text-properties style:use-window-font-color="true" style:font-name="Calibri" officeooo:rsid="007daa2e" style:font-weight-complex="bold"/>
    </style:style>
    <style:style style:name="T86" style:family="text">
      <style:text-properties style:use-window-font-color="true" style:font-name="Calibri" officeooo:rsid="00c4ed28" style:font-weight-complex="bold"/>
    </style:style>
    <style:style style:name="T87" style:family="text">
      <style:text-properties style:use-window-font-color="true" style:font-name="Calibri" officeooo:rsid="00c66b24" style:font-weight-complex="bold"/>
    </style:style>
    <style:style style:name="T88" style:family="text">
      <style:text-properties style:use-window-font-color="true" style:font-name="Calibri" officeooo:rsid="00dd279d" style:font-weight-complex="bold"/>
    </style:style>
    <style:style style:name="T89" style:family="text">
      <style:text-properties style:use-window-font-color="true" style:font-name="Calibri" officeooo:rsid="00f9d989" style:font-weight-complex="bold"/>
    </style:style>
    <style:style style:name="T90" style:family="text">
      <style:text-properties style:use-window-font-color="true" style:font-name="Calibri" officeooo:rsid="00fb9cd0" style:font-weight-complex="bold"/>
    </style:style>
    <style:style style:name="T91" style:family="text">
      <style:text-properties style:use-window-font-color="true" style:font-name="Calibri" officeooo:rsid="00fca9e0" style:font-weight-complex="bold"/>
    </style:style>
    <style:style style:name="T92" style:family="text">
      <style:text-properties style:use-window-font-color="true" style:font-name="Calibri" officeooo:rsid="00fe207e" style:font-weight-complex="bold"/>
    </style:style>
    <style:style style:name="T93" style:family="text">
      <style:text-properties style:use-window-font-color="true" style:font-name="Calibri" officeooo:rsid="0106fed2" style:font-weight-complex="bold"/>
    </style:style>
    <style:style style:name="T94" style:family="text">
      <style:text-properties style:use-window-font-color="true" style:font-name="Calibri" officeooo:rsid="011c04ae" style:font-weight-complex="bold"/>
    </style:style>
    <style:style style:name="T95" style:family="text">
      <style:text-properties style:use-window-font-color="true" style:font-name="Calibri" officeooo:rsid="0085229b"/>
    </style:style>
    <style:style style:name="T96" style:family="text">
      <style:text-properties style:use-window-font-color="true" style:font-name="Calibri" fo:font-weight="normal" style:font-weight-asian="normal" style:font-weight-complex="normal"/>
    </style:style>
    <style:style style:name="T97" style:family="text">
      <style:text-properties style:use-window-font-color="true" style:font-name="Calibri" fo:font-weight="normal" officeooo:rsid="00b4a0e3" style:font-weight-asian="normal" style:font-weight-complex="normal"/>
    </style:style>
    <style:style style:name="T98" style:family="text">
      <style:text-properties style:use-window-font-color="true" style:font-name="Calibri" fo:font-weight="normal" officeooo:rsid="00b60939" style:font-weight-asian="normal" style:font-weight-complex="normal"/>
    </style:style>
    <style:style style:name="T99" style:family="text">
      <style:text-properties style:use-window-font-color="true" style:font-name="Calibri" fo:font-weight="normal" officeooo:rsid="00bf7c9c" style:font-weight-asian="normal" style:font-weight-complex="normal"/>
    </style:style>
    <style:style style:name="T100" style:family="text">
      <style:text-properties style:use-window-font-color="true" style:font-name="Calibri" officeooo:rsid="008eaf38"/>
    </style:style>
    <style:style style:name="T101" style:family="text">
      <style:text-properties style:use-window-font-color="true" style:font-name="Calibri" officeooo:rsid="00922bff"/>
    </style:style>
    <style:style style:name="T102" style:family="text">
      <style:text-properties style:use-window-font-color="true" style:font-name="Calibri" style:text-underline-style="none" fo:font-weight="normal" style:font-weight-asian="normal" style:font-weight-complex="normal"/>
    </style:style>
    <style:style style:name="T103" style:family="text">
      <style:text-properties style:use-window-font-color="true" style:font-name="Calibri" style:text-underline-style="none" fo:font-weight="normal" officeooo:rsid="00a3bf90" style:font-weight-asian="normal" style:font-weight-complex="normal"/>
    </style:style>
    <style:style style:name="T104" style:family="text">
      <style:text-properties style:use-window-font-color="true" style:font-name="Calibri" fo:font-size="11pt" fo:language="fr" fo:country="FR" fo:font-weight="bold" officeooo:rsid="0014f587" style:font-name-asian="Calibri" style:font-size-asian="11pt" style:font-weight-asian="bold" style:font-name-complex="Times New Roman" style:font-size-complex="11pt" style:language-complex="ar" style:country-complex="SA"/>
    </style:style>
    <style:style style:name="T105" style:family="text">
      <style:text-properties style:use-window-font-color="true" style:font-name="Calibri" fo:font-size="11pt" fo:language="fr" fo:country="FR" fo:font-weight="bold" officeooo:rsid="013b2ccc" style:font-name-asian="Calibri" style:font-size-asian="11pt" style:font-weight-asian="bold" style:font-name-complex="Times New Roman" style:font-size-complex="11pt" style:language-complex="ar" style:country-complex="SA"/>
    </style:style>
    <style:style style:name="T106" style:family="text">
      <style:text-properties style:use-window-font-color="true" style:font-name="Calibri" fo:font-size="11pt" fo:language="fr" fo:country="FR" fo:font-weight="bold" officeooo:rsid="013dc36a" style:font-name-asian="Calibri" style:font-size-asian="11pt" style:font-weight-asian="bold" style:font-name-complex="Times New Roman" style:font-size-complex="11pt" style:language-complex="ar" style:country-complex="SA"/>
    </style:style>
    <style:style style:name="T107" style:family="text">
      <style:text-properties style:use-window-font-color="true" style:font-name="Calibri" fo:font-size="11pt" fo:language="fr" fo:country="FR" fo:font-weight="bold" officeooo:rsid="01469961" style:font-name-asian="Calibri" style:font-size-asian="11pt" style:font-weight-asian="bold" style:font-name-complex="Times New Roman" style:font-size-complex="11pt" style:language-complex="ar" style:country-complex="SA"/>
    </style:style>
    <style:style style:name="T108" style:family="text">
      <style:text-properties style:use-window-font-color="true" style:font-name="Calibri" fo:font-size="11pt" fo:language="fr" fo:country="FR" fo:font-weight="bold" officeooo:rsid="013b2ccc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T109" style:family="text">
      <style:text-properties style:use-window-font-color="true" style:font-name="Calibri" fo:font-size="11pt" fo:language="fr" fo:country="FR" fo:font-weight="bold" officeooo:rsid="013f5b9a" style:font-name-asian="Calibri" style:font-size-asian="11pt" style:font-weight-asian="bold" style:font-name-complex="Times New Roman" style:font-size-complex="11pt" style:language-complex="ar" style:country-complex="SA" style:font-weight-complex="bold"/>
    </style:style>
    <style:style style:name="T110" style:family="text">
      <style:text-properties style:use-window-font-color="true" style:font-name="Calibri" fo:font-size="11pt" fo:language="fr" fo:country="FR" fo:font-weight="bold" officeooo:rsid="01515479" style:font-name-asian="Calibri" style:font-size-asian="11pt" style:font-weight-asian="bold" style:font-name-complex="Times New Roman" style:font-size-complex="11pt" style:language-complex="ar" style:country-complex="SA"/>
    </style:style>
    <style:style style:name="T111" style:family="text">
      <style:text-properties style:use-window-font-color="true" style:font-name="Calibri" fo:font-size="11pt" fo:language="fr" fo:country="FR" fo:font-weight="normal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12" style:family="text">
      <style:text-properties style:use-window-font-color="true" style:font-name="Calibri" fo:font-size="11pt" fo:language="fr" fo:country="FR" fo:font-weight="normal" officeooo:rsid="01469961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13" style:family="text">
      <style:text-properties style:use-window-font-color="true" style:font-name="Calibri" fo:font-size="11pt" fo:language="fr" fo:country="FR" fo:font-weight="normal" officeooo:rsid="0149b417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14" style:family="text">
      <style:text-properties style:use-window-font-color="true" style:font-name="Calibri" fo:font-size="11pt" fo:language="fr" fo:country="FR" fo:font-weight="normal" officeooo:rsid="013b2ccc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15" style:family="text">
      <style:text-properties style:use-window-font-color="true" style:font-name="Calibri" fo:font-size="11pt" fo:language="fr" fo:country="FR" fo:font-weight="normal" officeooo:rsid="014dd5e0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16" style:family="text">
      <style:text-properties style:use-window-font-color="true" style:font-name="Calibri" fo:font-size="11pt" fo:language="fr" fo:country="FR" fo:font-weight="normal" officeooo:rsid="01515479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17" style:family="text">
      <style:text-properties style:use-window-font-color="true" style:font-name="Calibri" fo:font-size="11pt" fo:language="fr" fo:country="FR" fo:font-weight="normal" officeooo:rsid="013f5b9a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18" style:family="text">
      <style:text-properties style:use-window-font-color="true" style:font-name="Calibri" fo:font-size="11pt" fo:language="fr" fo:country="FR" fo:font-weight="normal" officeooo:rsid="0156f7f9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19" style:family="text">
      <style:text-properties style:use-window-font-color="true" style:font-name="Calibri" fo:font-size="11pt" fo:language="fr" fo:country="FR" fo:font-weight="normal" officeooo:rsid="01572363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20" style:family="text">
      <style:text-properties style:use-window-font-color="true" style:font-name="Calibri" fo:font-size="11pt" fo:language="fr" fo:country="FR" fo:font-weight="normal" officeooo:rsid="0159b27b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21" style:family="text">
      <style:text-properties style:use-window-font-color="true" style:font-name="Calibri" fo:font-size="11pt" fo:language="fr" fo:country="FR" fo:font-weight="normal" officeooo:rsid="015d28bc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22" style:family="text">
      <style:text-properties style:use-window-font-color="true" style:font-name="Calibri" fo:font-size="11pt" fo:language="fr" fo:country="FR" fo:font-weight="normal" officeooo:rsid="015e8d4b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23" style:family="text">
      <style:text-properties style:use-window-font-color="true" style:font-name="Calibri" fo:font-size="11pt" fo:language="fr" fo:country="FR" fo:font-weight="normal" officeooo:rsid="015f5339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24" style:family="text">
      <style:text-properties style:use-window-font-color="true" style:font-name="Calibri" fo:font-size="11pt" fo:language="fr" fo:country="FR" fo:font-weight="normal" officeooo:rsid="0165b98b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25" style:family="text">
      <style:text-properties style:use-window-font-color="true" style:font-name="Calibri" fo:font-size="11pt" fo:language="fr" fo:country="FR" fo:font-weight="normal" officeooo:rsid="0166ad6f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26" style:family="text">
      <style:text-properties style:use-window-font-color="true" style:font-name="Calibri" fo:font-size="11pt" fo:language="fr" fo:country="FR" fo:font-weight="normal" officeooo:rsid="01684ae7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27" style:family="text">
      <style:text-properties style:use-window-font-color="true" style:font-name="Calibri" fo:font-size="11pt" fo:language="fr" fo:country="FR" fo:font-weight="normal" officeooo:rsid="016a016c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28" style:family="text">
      <style:text-properties style:use-window-font-color="true" style:font-name="Calibri" fo:font-size="11pt" fo:language="fr" fo:country="FR" fo:font-weight="normal" officeooo:rsid="017dbefa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29" style:family="text">
      <style:text-properties style:use-window-font-color="true" style:font-name="Calibri" fo:font-size="11pt" fo:language="fr" fo:country="FR" fo:font-weight="normal" officeooo:rsid="017e50ae" style:font-name-asian="Calibri" style:font-size-asian="11pt" style:font-weight-asian="normal" style:font-name-complex="Times New Roman" style:font-size-complex="11pt" style:language-complex="ar" style:country-complex="SA" style:font-weight-complex="normal"/>
    </style:style>
    <style:style style:name="T130" style:family="text">
      <style:text-properties style:use-window-font-color="true" style:font-name="Calibri" officeooo:rsid="011f7add"/>
    </style:style>
    <style:style style:name="T131" style:family="text">
      <style:text-properties style:use-window-font-color="true" style:font-name="Calibri" officeooo:rsid="012b7132"/>
    </style:style>
    <style:style style:name="T132" style:family="text">
      <style:text-properties style:use-window-font-color="true" fo:font-size="13pt" fo:language="en" fo:country="US" fo:font-style="normal" officeooo:rsid="002ad346" style:font-name-asian="Times New Roman" style:font-size-asian="13pt" style:language-asian="en" style:country-asian="US" style:font-style-asian="normal" style:font-name-complex="Cambria" style:font-size-complex="13pt" style:font-style-complex="italic" style:font-weight-complex="normal"/>
    </style:style>
    <style:style style:name="T133" style:family="text">
      <style:text-properties style:use-window-font-color="true" fo:font-size="13pt" fo:language="en" fo:country="US" fo:font-style="normal" fo:font-weight="normal" officeooo:rsid="002ad346" style:font-name-asian="Times New Roman" style:font-size-asian="13pt" style:language-asian="en" style:country-asian="US" style:font-style-asian="normal" style:font-weight-asian="normal" style:font-name-complex="Cambria" style:font-size-complex="13pt" style:font-style-complex="italic" style:font-weight-complex="normal"/>
    </style:style>
    <style:style style:name="T134" style:family="text">
      <style:text-properties style:font-weight-complex="bold"/>
    </style:style>
    <style:style style:name="T135" style:family="text">
      <style:text-properties officeooo:rsid="00334782" style:font-weight-complex="bold"/>
    </style:style>
    <style:style style:name="T136" style:family="text">
      <style:text-properties officeooo:rsid="005cc885" style:font-weight-complex="bold"/>
    </style:style>
    <style:style style:name="T137" style:family="text">
      <style:text-properties officeooo:rsid="006d81c6" style:font-weight-complex="bold"/>
    </style:style>
    <style:style style:name="T138" style:family="text">
      <style:text-properties officeooo:rsid="00c3c9f3" style:font-weight-complex="bold"/>
    </style:style>
    <style:style style:name="T139" style:family="text">
      <style:text-properties officeooo:rsid="00de8499" style:font-weight-complex="bold"/>
    </style:style>
    <style:style style:name="T140" style:family="text">
      <style:text-properties fo:font-style="italic" style:font-style-asian="italic" style:font-weight-complex="bold"/>
    </style:style>
    <style:style style:name="T141" style:family="text">
      <style:text-properties fo:font-style="italic" officeooo:rsid="008885d7" style:font-style-asian="italic" style:font-weight-complex="bold"/>
    </style:style>
    <style:style style:name="T142" style:family="text">
      <style:text-properties fo:font-style="italic" fo:font-weight="bold" style:font-style-asian="italic" style:font-weight-asian="bold"/>
    </style:style>
    <style:style style:name="T143" style:family="text">
      <style:text-properties fo:font-style="italic" fo:font-weight="bold" officeooo:rsid="004056c9" style:font-style-asian="italic" style:font-weight-asian="bold"/>
    </style:style>
    <style:style style:name="T144" style:family="text">
      <style:text-properties fo:font-style="italic" fo:font-weight="bold" style:font-style-asian="italic" style:font-weight-asian="bold" style:font-weight-complex="bold"/>
    </style:style>
    <style:style style:name="T145" style:family="text">
      <style:text-properties style:font-style-complex="italic" style:font-weight-complex="bold"/>
    </style:style>
    <style:style style:name="T146" style:family="text">
      <style:text-properties officeooo:rsid="011fd994" style:font-style-complex="italic" style:font-weight-complex="bold"/>
    </style:style>
    <style:style style:name="T147" style:family="text">
      <style:text-properties fo:color="#3c77b6" style:font-name="Calibri" fo:font-size="11pt" officeooo:rsid="00496321" style:font-size-asian="11pt" style:font-size-complex="11pt"/>
    </style:style>
    <style:style style:name="T148" style:family="text">
      <style:text-properties fo:color="#3c77b6" style:font-name="Calibri" fo:font-size="11pt" fo:font-style="normal" officeooo:rsid="00496321" style:font-name-asian="Times New Roman" style:font-size-asian="11pt" style:font-style-asian="normal" style:font-name-complex="Cambria" style:font-size-complex="11pt" style:font-style-complex="italic" style:font-weight-complex="bold"/>
    </style:style>
    <style:style style:name="T149" style:family="text">
      <style:text-properties fo:color="#3c77b6" style:font-name="Calibri" fo:font-size="11pt" fo:font-weight="bold" officeooo:rsid="01104025" style:font-size-asian="11pt" style:font-weight-asian="bold" style:font-size-complex="11pt"/>
    </style:style>
    <style:style style:name="T150" style:family="text">
      <style:text-properties fo:color="#3c77b6" style:font-name="Calibri" fo:font-size="11pt" fo:font-weight="bold" officeooo:rsid="01149760" style:font-size-asian="11pt" style:font-weight-asian="bold" style:font-size-complex="11pt"/>
    </style:style>
    <style:style style:name="T151" style:family="text">
      <style:text-properties fo:color="#3c77b6" style:font-name="Calibri" fo:font-size="11pt" fo:font-weight="bold" officeooo:rsid="01183e22" style:font-size-asian="11pt" style:font-weight-asian="bold" style:font-size-complex="11pt"/>
    </style:style>
    <style:style style:name="T152" style:family="text">
      <style:text-properties fo:color="#3c77b6" style:font-name="Calibri" fo:font-size="18pt" fo:font-weight="bold" style:font-size-asian="18pt" style:font-weight-asian="bold" style:font-size-complex="18pt"/>
    </style:style>
    <style:style style:name="T153" style:family="text">
      <style:text-properties fo:color="#3c77b6" style:font-name="Calibri" fo:font-size="18pt" fo:font-weight="bold" officeooo:rsid="011b2015" style:font-size-asian="18pt" style:font-weight-asian="bold" style:font-size-complex="18pt"/>
    </style:style>
    <style:style style:name="T154" style:family="text">
      <style:text-properties fo:color="#3c77b6" style:font-name="Calibri" fo:font-size="12pt" fo:font-weight="bold" officeooo:rsid="0128f533" style:font-size-asian="12pt" style:font-weight-asian="bold" style:font-size-complex="12pt"/>
    </style:style>
    <style:style style:name="T155" style:family="text">
      <style:text-properties fo:color="#3c77b6" style:font-name="Calibri" fo:font-size="12pt" fo:font-weight="bold" officeooo:rsid="012e8676" style:font-size-asian="12pt" style:font-weight-asian="bold" style:font-size-complex="12pt"/>
    </style:style>
    <style:style style:name="T156" style:family="text">
      <style:text-properties fo:color="#3c77b6" fo:font-style="normal" style:font-name-asian="Times New Roman" style:font-style-asian="normal" style:font-name-complex="Cambria" style:font-style-complex="italic" style:font-weight-complex="bold"/>
    </style:style>
    <style:style style:name="T157" style:family="text">
      <style:text-properties fo:color="#3c77b6" fo:font-style="normal" officeooo:rsid="0105723b" style:font-name-asian="Times New Roman" style:font-style-asian="normal" style:font-name-complex="Cambria" style:font-style-complex="italic" style:font-weight-complex="bold"/>
    </style:style>
    <style:style style:name="T158" style:family="text">
      <style:text-properties fo:language="fr" fo:country="FR" fo:font-style="normal" fo:font-weight="normal" style:language-asian="en" style:country-asian="US" style:font-style-asian="normal" style:font-weight-asian="normal" style:font-weight-complex="normal"/>
    </style:style>
    <style:style style:name="T159" style:family="text">
      <style:text-properties fo:language="fr" fo:country="FR" fo:font-style="normal" style:language-asian="en" style:country-asian="US" style:font-style-asian="normal"/>
    </style:style>
    <style:style style:name="T160" style:family="text">
      <style:text-properties fo:language="fr" fo:country="FR" fo:font-style="normal" style:language-asian="en" style:country-asian="US" style:font-style-asian="normal" style:font-weight-complex="normal"/>
    </style:style>
    <style:style style:name="T161" style:family="text">
      <style:text-properties style:text-underline-style="solid" style:text-underline-width="auto" style:text-underline-color="font-color" fo:font-weight="bold" style:font-weight-asian="bold"/>
    </style:style>
    <style:style style:name="T162" style:family="text">
      <style:text-properties style:text-underline-style="solid" style:text-underline-width="auto" style:text-underline-color="font-color" fo:font-weight="bold" officeooo:rsid="001bb821" style:font-weight-asian="bold"/>
    </style:style>
    <style:style style:name="T163" style:family="text">
      <style:text-properties style:text-underline-style="solid" style:text-underline-width="auto" style:text-underline-color="font-color" fo:font-weight="bold" officeooo:rsid="002f789e" style:font-weight-asian="bold"/>
    </style:style>
    <style:style style:name="T164" style:family="text">
      <style:text-properties style:text-underline-style="solid" style:text-underline-width="auto" style:text-underline-color="font-color" fo:font-weight="bold" officeooo:rsid="00312cb6" style:font-weight-asian="bold"/>
    </style:style>
    <style:style style:name="T16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6" style:family="text">
      <style:text-properties officeooo:rsid="00191e15"/>
    </style:style>
    <style:style style:name="T167" style:family="text">
      <style:text-properties officeooo:rsid="00195cfb"/>
    </style:style>
    <style:style style:name="T168" style:family="text">
      <style:text-properties officeooo:rsid="001bb821"/>
    </style:style>
    <style:style style:name="T169" style:family="text">
      <style:text-properties officeooo:rsid="002c51ef"/>
    </style:style>
    <style:style style:name="T170" style:family="text">
      <style:text-properties officeooo:rsid="00312cb6"/>
    </style:style>
    <style:style style:name="T171" style:family="text">
      <style:text-properties officeooo:rsid="001bd016"/>
    </style:style>
    <style:style style:name="T172" style:family="text">
      <style:text-properties officeooo:rsid="001ec276"/>
    </style:style>
    <style:style style:name="T173" style:family="text">
      <style:text-properties fo:font-size="12pt" fo:font-weight="bold" style:font-size-asian="12pt" style:font-weight-asian="bold" style:font-size-complex="12pt"/>
    </style:style>
    <style:style style:name="T174" style:family="text">
      <style:text-properties fo:font-size="12pt" fo:font-weight="bold" style:font-size-asian="12pt" style:font-weight-asian="bold" style:font-size-complex="12pt" style:font-weight-complex="bold"/>
    </style:style>
    <style:style style:name="T175" style:family="text">
      <style:text-properties fo:font-size="12pt" style:font-size-asian="12pt" style:font-size-complex="12pt"/>
    </style:style>
    <style:style style:name="T176" style:family="text">
      <style:text-properties fo:font-size="12pt" style:font-size-asian="12pt" style:font-size-complex="12pt" style:font-weight-complex="bold"/>
    </style:style>
    <style:style style:name="T177" style:family="text">
      <style:text-properties style:font-name-complex="Calibri" style:font-weight-complex="bold"/>
    </style:style>
    <style:style style:name="T178" style:family="text">
      <style:text-properties officeooo:rsid="0073eea5"/>
    </style:style>
    <style:style style:name="T179" style:family="text">
      <style:text-properties officeooo:rsid="007daa2e"/>
    </style:style>
    <style:style style:name="T180" style:family="text">
      <style:text-properties officeooo:rsid="00815a75"/>
    </style:style>
    <style:style style:name="T181" style:family="text">
      <style:text-properties officeooo:rsid="00836dd9"/>
    </style:style>
    <style:style style:name="T182" style:family="text">
      <style:text-properties officeooo:rsid="00dffe54"/>
    </style:style>
    <style:style style:name="T183" style:family="text">
      <style:text-properties officeooo:rsid="010824db"/>
    </style:style>
    <style:style style:name="T184" style:family="text">
      <style:text-properties officeooo:rsid="0124ca7c"/>
    </style:style>
    <style:style style:name="T185" style:family="text">
      <style:text-properties officeooo:rsid="01847ff0"/>
    </style:style>
    <style:style style:name="T186" style:family="text">
      <style:text-properties fo:color="#2a6099" style:font-name="Calibri" fo:font-size="13pt" fo:font-weight="bold" officeooo:rsid="0189a3a9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T187" style:family="text">
      <style:text-properties fo:color="#2a6099" style:font-name="Calibri" fo:font-size="13pt" fo:font-weight="bold" officeooo:rsid="018eccae" style:font-name-asian="Times New Roman" style:font-size-asian="13pt" style:font-weight-asian="bold" style:font-name-complex="Cambria" style:font-size-complex="13pt" style:font-style-complex="italic" style:font-weight-complex="bold"/>
    </style:style>
    <style:style style:name="T188" style:family="text">
      <style:text-properties fo:color="#4f81bd" style:font-name="Calibri" fo:font-size="13pt" fo:language="fr" fo:country="FR" fo:font-style="normal" fo:font-weight="bold" officeooo:rsid="018f9877" style:font-name-asian="Times New Roman" style:font-size-asian="13pt" style:language-asian="en" style:country-asian="US" style:font-style-asian="normal" style:font-weight-asian="bold" style:font-name-complex="Cambria" style:font-size-complex="13pt" style:font-style-complex="italic" style:font-weight-complex="bold"/>
    </style:style>
    <style:style style:name="T189" style:family="text">
      <style:text-properties fo:font-variant="normal" fo:text-transform="none" fo:color="#2a6099" style:text-outline="false" style:text-line-through-style="none" style:text-line-through-type="none" style:text-position="0% 100%" style:font-name="Tw Cen MT Condensed Extra Bold" fo:font-size="1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4pt" style:language-asian="zh" style:country-asian="CN" style:font-style-asian="normal" style:font-weight-asian="normal" style:font-name-complex="Tw Cen MT Condensed Extra Bold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90" style:family="text">
      <style:text-properties fo:color="#2a6099" style:font-name="Calibri" fo:font-size="12pt"/>
    </style:style>
    <style:style style:name="T191" style:family="text">
      <style:text-properties fo:color="#2a6099" style:font-name="Calibri" fo:font-size="12pt" fo:font-weight="bold" style:font-weight-asian="bold" style:font-weight-complex="bold"/>
    </style:style>
    <style:style style:name="T192" style:family="text">
      <style:text-properties fo:color="#2a6099" style:font-name="Calibri" fo:font-size="12pt" fo:font-weight="normal" style:font-weight-asian="normal" style:font-weight-complex="normal"/>
    </style:style>
    <style:style style:name="T193" style:family="text">
      <style:text-properties fo:color="#2a6099" style:font-name="Calibri" fo:font-size="12pt" style:font-weight-asian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9edbe6" draw:fill="solid" draw:fill-color="#e9f4f6" draw:textarea-vertical-align="middle" fo:min-height="1.0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stroke="none" svg:stroke-color="#000000" draw:fill="solid" draw:fill-color="#e9f4f6" fo:min-height="4.9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>Y<text:span text:style-name="T184">ounes </text:span>CHRAK</text:p>
            <text:p text:style-name="P9"><draw:frame text:anchor-type="paragraph" draw:z-index="0" draw:name="Forme1" draw:style-name="gr2" draw:text-style-name="P95" svg:width="8.243cm" svg:height="4.975cm" svg:x="9.236cm" svg:y="-1.508cm"><draw:text-box><text:p text:style-name="P94"><text:span text:style-name="T190">Permis B</text:span></text:p><text:p text:style-name="P94"><text:span text:style-name="T190"/></text:p><text:p text:style-name="P94"><text:span text:style-name="T191"><text:s text:c="2"/></text:span><text:span text:style-name="T191">Adresse </text:span><text:span text:style-name="T190">: 92150 Suresnes</text:span></text:p><text:p text:style-name="P94"><text:span text:style-name="T190"/></text:p><text:p text:style-name="P94"><text:span text:style-name="T191"><text:s text:c="2"/></text:span><text:span text:style-name="T191">Mail :</text:span><text:span text:style-name="T190"> </text:span><text:span text:style-name="T190"><text:a xlink:href="mailto:chryounes@gmail.com" xlink:type="simple">chryounes@gmail.com</text:a></text:span></text:p><text:p><text:span text:style-name="T191"><text:s text:c="2"/></text:span><text:span text:style-name="T191">Linkedin : </text:span><text:span text:style-name="T192">http://linkedin.com/in/younesc</text:span></text:p><text:p><text:span text:style-name="T190"/></text:p><text:p><text:span text:style-name="T191">  </text:span><text:span text:style-name="T191">Tél1 :</text:span><text:span text:style-name="T192"> 06 64 44 45 79 </text:span><text:span text:style-name="T191">| tél2 : </text:span><text:span text:style-name="T193">07 89 35 50 70</text:span></text:p></draw:text-box></draw:frame><text:span text:style-name="T152">Frontend </text:span><text:span text:style-name="T153">dev / I</text:span><text:span text:style-name="T152">ntégrateur </text:span><text:span text:style-name="T153">w</text:span><text:span text:style-name="T152">eb </text:span><text:span text:style-name="T154">( Consultant cadre avec plusieurs années d’expériences </text:span><text:span text:style-name="T155"><text:s/></text:span><text:span text:style-name="T154">)</text:span></text:p>
            <text:list xml:id="list2199295211" text:style-name="L1">
              <text:list-header>
                <text:p text:style-name="P37">https://github.com/younesh/MyStyleGuide</text:p>
                <text:p text:style-name="P38"/>
              </text:list-header>
            </text:list>
          </table:table-cell>
          <table:table-cell table:style-name="Tableau1.A1" office:value-type="string">
            <text:p text:style-name="P21"/>
          </table:table-cell>
        </table:table-row>
      </table:table>
      <text:p text:style-name="P1"><draw:frame text:anchor-type="paragraph" draw:z-index="2" draw:name="Forme2" draw:style-name="gr1" draw:text-style-name="P93" svg:width="17.622cm" svg:height="1.033cm" svg:x="0.046cm" svg:y="0.554cm"><draw:text-box><text:p text:style-name="P92"><text:span text:style-name="T189">COMPETENCES</text:span></text:p></draw:text-box></draw:frame></text:p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h text:style-name="P25" text:outline-level="4"/>
          </table:table-cell>
        </table:table-row>
        <table:table-row table:style-name="Tableau2.2">
          <table:table-cell table:style-name="Tableau2.A1" office:value-type="string">
            <text:p text:style-name="P24"/>
            <text:list xml:id="list1787562318" text:style-name="WW8Num6">
              <text:list-item>
                <text:list>
                  <text:list-item>
                    <text:p text:style-name="P43">Techniques : WEB / multimédia</text:p>
                  </text:list-item>
                </text:list>
              </text:list-item>
            </text:list>
            <text:list xml:id="list1370004778" text:style-name="WW8Num5">
              <text:list-item>
                <text:p text:style-name="P64"><text:span text:style-name="T37">Développement / </text:span><text:span text:style-name="T40">intégration</text:span><text:span text:style-name="T37"> d</text:span><text:span text:style-name="T41">e l’</text:span><text:span text:style-name="T37">interface </text:span><text:span text:style-name="T41">web</text:span><text:span text:style-name="T37"> utilisateur</text:span><text:span text:style-name="T35"> en langages </text:span><text:span text:style-name="T37">front (HTML-CSS-JS )</text:span><text:span text:style-name="T35"> <text:s/>valide aux normes du W3C et compatible avec les navigateurs populaires </text:span><text:span text:style-name="T131">et récent </text:span><text:span text:style-name="T35">du net </text:span><text:span text:style-name="T131">avec </text:span><text:span text:style-name="T35">la prise en compte </text:span><text:span text:style-name="T130">de plusieurs tailles et format d’écrans</text:span><text:span text:style-name="T35"> </text:span><text:span text:style-name="T37">( responsive web-</text:span><text:span text:style-name="T39">design </text:span><text:span text:style-name="T37">).</text:span></text:p>
              </text:list-item>
              <text:list-item>
                <text:p text:style-name="P65">Développer de l’interaction <text:span text:style-name="T185">UI</text:span> basé sur des animations css3 et la manipulation du DOM en JavaScript <text:span text:style-name="T178">native</text:span>/ jQuery / <text:span text:style-name="T179">TypeScript</text:span>.</text:p>
              </text:list-item>
              <text:list-item>
                <text:p text:style-name="P44"><text:span text:style-name="T81">Avec </text:span><text:span text:style-name="T37">VueJS / </text:span><text:span text:style-name="T38">R</text:span><text:span text:style-name="T42">eact</text:span><text:span text:style-name="T43">JS</text:span><text:span text:style-name="T81"> , développement front d’une interface CRUD consommant une API-REST par la lib AXIOS. <text:s/></text:span><text:span text:style-name="T94">Et </text:span><text:span text:style-name="T88"><text:s/></text:span><text:span text:style-name="T94">en créant </text:span><text:span text:style-name="T88">des c</text:span><text:span text:style-name="T89">omposants </text:span><text:span text:style-name="T88"><text:s/>Interactive </text:span><text:span text:style-name="T90">en Atomic-</text:span><text:span text:style-name="T91">Design </text:span><text:span text:style-name="T92">architecture ...</text:span></text:p>
              </text:list-item>
              <text:list-item>
                <text:p text:style-name="P45"><text:span text:style-name="T83">Implémenter en amont du développement q</text:span><text:span text:style-name="T93">uelques</text:span><text:span text:style-name="T83"> règles </text:span><text:span text:style-name="T85">de base en</text:span><text:span text:style-name="T83"> accessibilité Web, SEO et de </text:span><text:span text:style-name="T84">performance</text:span><text:span text:style-name="T83"> WEB.</text:span></text:p>
              </text:list-item>
              <text:list-item>
                <text:p text:style-name="P46"><text:span text:style-name="T83">F</text:span><text:span text:style-name="T86">orce de propositions UX sur des problématiques de navigation, <text:s/></text:span><text:span text:style-name="T87">des dispositions lié aux responsive.</text:span></text:p>
              </text:list-item>
              <text:list-item>
                <text:p text:style-name="P84"><text:span text:style-name="T18">Avec Photoshop ou </text:span><text:span text:style-name="T1">F</text:span><text:span text:style-name="T18">igma : </text:span><text:span text:style-name="T22">en plus d’extraire les </text:span><text:span text:style-name="T23">éléments</text:span><text:span text:style-name="T22"> </text:span><text:span text:style-name="T23">nécessaire</text:span><text:span text:style-name="T22"> à </text:span><text:span text:style-name="T23">l’intégration</text:span><text:span text:style-name="T22"> de l’interface web, <text:s/>je peut </text:span><text:span text:style-name="T23">être</text:span><text:span text:style-name="T22"> une force de </text:span><text:span text:style-name="T23">proposition</text:span><text:span text:style-name="T22"> </text:span><text:span text:style-name="T23">UI</text:span><text:span text:style-name="T22"> <text:s/></text:span><text:span text:style-name="T2">p</text:span><text:span text:style-name="T3">our proposer</text:span><text:span text:style-name="T22"> de </text:span><text:span text:style-name="T24">nouvelles </text:span><text:span text:style-name="T22">conception</text:span><text:span text:style-name="T23">s</text:span><text:span text:style-name="T22"> graphique</text:span><text:span text:style-name="T23">s,</text:span></text:p>
              </text:list-item>
              <text:list-item>
                <text:p text:style-name="P47"><text:span text:style-name="T37">Autres connaissances </text:span><text:span text:style-name="Strong_20_Emphasis"><text:span text:style-name="T35">Multimédia</text:span></text:span><text:span text:style-name="T37"> : </text:span><text:span text:style-name="T35">3DSMAX, after effect, <text:s/>adobe </text:span><text:span text:style-name="T45">première</text:span></text:p>
              </text:list-item>
            </text:list>
            <text:list xml:id="list133518487313433" text:continue-list="list1787562318" text:style-name="WW8Num6">
              <text:list-item>
                <text:list>
                  <text:list-item>
                    <text:p text:style-name="P50"><text:span text:style-name="T186">Fonctionnel / </text:span><text:span text:style-name="T187">Métiers</text:span></text:p>
                  </text:list-item>
                </text:list>
              </text:list-item>
            </text:list>
            <text:list xml:id="list133520412015003" text:continue-list="list1370004778" text:style-name="WW8Num5">
              <text:list-item>
                <text:p text:style-name="P49"><text:span text:style-name="T56">Formation</text:span><text:span text:style-name="T57">s</text:span><text:span text:style-name="T56"> / Démo : </text:span><text:span text:style-name="T65">avec un esprit pédagogue je donne des formations/ présentation</text:span><text:span text:style-name="T66">s</text:span><text:span text:style-name="T65"> </text:span><text:span text:style-name="T66">technique/théorique</text:span><text:span text:style-name="T65"> </text:span><text:span text:style-name="T66">sur </text:span><text:span text:style-name="T72">un </text:span><text:span text:style-name="T66">concept une fonctionnalité soit pour des clients ou </text:span><text:span text:style-name="T72">collègue</text:span><text:span text:style-name="T66"> ou autre </text:span><text:span text:style-name="T72">publique</text:span><text:span text:style-name="T66">.</text:span></text:p>
              </text:list-item>
              <text:list-item>
                <text:p text:style-name="P49"><text:span text:style-name="T67">J</text:span><text:span text:style-name="T68">e peu</text:span><text:span text:style-name="T66">x</text:span><text:span text:style-name="T68"> intégre</text:span><text:span text:style-name="T80">r</text:span><text:span text:style-name="T68"> facilement un environnement </text:span><text:span text:style-name="T58">Agile / Scrum</text:span><text:span text:style-name="T68"> </text:span><text:span text:style-name="T69">ou mener des </text:span><text:span text:style-name="T70">cérémonie</text:span><text:span text:style-name="T69"> agile </text:span><text:span text:style-name="T71">a</text:span><text:span text:style-name="T73">vec</text:span><text:span text:style-name="T71"> un suivie sur un tableau </text:span><text:span text:style-name="T73">kanban</text:span><text:span text:style-name="T71"> </text:span><text:span text:style-name="T68">,</text:span></text:p>
              </text:list-item>
              <text:list-item>
                <text:p text:style-name="P49"><text:span text:style-name="T70">J’ai des </text:span><text:span text:style-name="T68">c</text:span><text:span text:style-name="T70">onnaissances dans le </text:span><text:span text:style-name="T63">marketing digital / </text:span><text:span text:style-name="T59">E-marketing </text:span><text:span text:style-name="T70">, </text:span><text:soft-page-break/><text:span text:style-name="T70">référencement, <text:s/>stratégie de positionnement </text:span><text:span text:style-name="T74">de suivie</text:span></text:p>
              </text:list-item>
              <text:list-item>
                <text:p text:style-name="P55"><text:span text:style-name="T75">Des </text:span><text:span text:style-name="T74">c</text:span><text:span text:style-name="T76">onnaissances </text:span><text:span text:style-name="T60">fonctionnel</text:span><text:span text:style-name="T62">les </text:span><text:span text:style-name="T60">/ métiers</text:span><text:span text:style-name="T76"> <text:s/>sur des modèles applicatifs de type marketplace , e-commerce , <text:s/>suivie de</text:span><text:span text:style-name="T77">s</text:span><text:span text:style-name="T76"> dossier</text:span><text:span text:style-name="T77">s</text:span><text:span text:style-name="T76"> ...</text:span></text:p>
              </text:list-item>
            </text:list>
            <text:list xml:id="list133519311018756" text:continue-list="list133518487313433" text:style-name="WW8Num6">
              <text:list-item>
                <text:list>
                  <text:list-item>
                    <text:p text:style-name="P79">Technologies / environnement <text:s/>:</text:p>
                    <text:list>
                      <text:list-item>
                        <text:p text:style-name="P68"><text:span text:style-name="T17">Langages et Lib : </text:span><text:span text:style-name="T134">HTML5/XML/JSON ; CSS3/SASS-</text:span><text:span text:style-name="T135">SCSS;</text:span><text:span text:style-name="T134"> javascript/</text:span><text:span text:style-name="T136">ES6</text:span><text:span text:style-name="T134">/Jquery; </text:span><text:span text:style-name="T138">TypeScript, </text:span><text:span text:style-name="T134"><text:s/>PHP</text:span><text:span text:style-name="T140">(</text:span><text:span text:style-name="T142">notion</text:span><text:span text:style-name="T143">s</text:span><text:span text:style-name="T140">)</text:span></text:p>
                      </text:list-item>
                      <text:list-item>
                        <text:p text:style-name="P68"><text:span text:style-name="T17">Framework : </text:span><text:span text:style-name="T134">Bootstrap 3/4 ,</text:span><text:span text:style-name="T17"> <text:s text:c="2"/></text:span><text:span text:style-name="T145">VueJs , </text:span><text:span text:style-name="T146">ReactJS</text:span></text:p>
                      </text:list-item>
                      <text:list-item>
                        <text:p text:style-name="P68"><text:span text:style-name="T17">Traitement d’image/Design  : </text:span>Adobe<text:span text:style-name="T17"> </text:span><text:span text:style-name="T134">Photoshop, </text:span><text:span text:style-name="T137">Figma</text:span></text:p>
                      </text:list-item>
                      <text:list-item>
                        <text:p text:style-name="P80"><text:span text:style-name="T17">Task runners </text:span><text:span text:style-name="T140">( </text:span><text:span text:style-name="T144">config de base)</text:span><text:span text:style-name="T17">  : </text:span><text:span text:style-name="T134">Brunch , Gulp, <text:s/>webpack</text:span></text:p>
                      </text:list-item>
                      <text:list-item>
                        <text:p text:style-name="P68"><text:span text:style-name="T17">Data interface :</text:span><text:span text:style-name="T134"> Api REST / </text:span><text:span text:style-name="T139">A</text:span><text:span text:style-name="T134">XIOS </text:span><text:span text:style-name="T139">lib </text:span><text:span text:style-name="T134">, <text:s/>MySql</text:span></text:p>
                      </text:list-item>
                      <text:list-item>
                        <text:p text:style-name="P68"><text:span text:style-name="T17">Editeur / IDE : </text:span><text:span text:style-name="T134">VS-CODE, <text:s text:c="2"/>jetBrain PHPstorm</text:span></text:p>
                      </text:list-item>
                      <text:list-item>
                        <text:p text:style-name="P68"><text:span text:style-name="T17">OS :</text:span><text:span text:style-name="T134"> WINDOWS </text:span><text:span text:style-name="T140">(principalement)</text:span><text:span text:style-name="T134"> , UNIX/linux </text:span><text:span text:style-name="T140">(commande</text:span><text:span text:style-name="T141">s</text:span><text:span text:style-name="T140"> de base)</text:span></text:p>
                      </text:list-item>
                      <text:list-item>
                        <text:p text:style-name="P68"><text:span text:style-name="T17">Versionning : </text:span><text:span text:style-name="T134">GIT</text:span></text:p>
                      </text:list-item>
                      <text:list-item>
                        <text:p text:style-name="P80"><text:span text:style-name="T37">Méthode :</text:span><text:span text:style-name="T81"> </text:span><text:span text:style-name="T82">A</text:span><text:span text:style-name="T81">gile/Scrum, tableau canban</text:span></text:p>
                      </text:list-item>
                      <text:list-item>
                        <text:p text:style-name="P56"><text:span text:style-name="T17">CMS</text:span><text:span text:style-name="T134"> : WordPress</text:span></text:p>
                      </text:list-item>
                    </text:list>
                  </text:list-item>
                </text:list>
              </text:list-item>
              <text:list-item>
                <text:h text:style-name="P26" text:outline-level="4"><text:span text:style-name="T188">Langues</text:span><text:span text:style-name="T15"> :</text:span></text:h>
                <text:list>
                  <text:list-item>
                    <text:p text:style-name="P86"><text:span text:style-name="T44">F</text:span><text:span text:style-name="T37">rançais</text:span><text:span text:style-name="T35"> : courant </text:span><text:span text:style-name="T49">|</text:span><text:span text:style-name="T35"> </text:span><text:span text:style-name="T37">Anglais</text:span><text:span text:style-name="T35"> : technique/</text:span><text:span text:style-name="T100">intermédiaire</text:span><text:span text:style-name="T35"> </text:span><text:span text:style-name="T49">|</text:span><text:span text:style-name="T35"> </text:span><text:span text:style-name="T37">Arabe</text:span><text:span text:style-name="T35"> : <text:s/>courant</text:span></text:p>
                  </text:list-item>
                </text:list>
              </text:list-item>
            </text:list>
          </table:table-cell>
        </table:table-row>
        <table:table-row table:style-name="Tableau2.2">
          <table:table-cell table:style-name="Tableau2.A1" office:value-type="string">
            <text:list xml:id="list133519317871346" text:continue-numbering="true" text:style-name="WW8Num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31" text:outline-level="4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2"/>
      <text:p text:style-name="P3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h text:style-name="P27" text:outline-level="4"><draw:frame text:anchor-type="paragraph" draw:z-index="1" draw:name="Forme2" draw:style-name="gr1" draw:text-style-name="P93" svg:width="17.596cm" svg:height="1.033cm" svg:x="-0.155cm" svg:y="0.018cm"><draw:text-box><text:p text:style-name="P92"><text:span text:style-name="T189">DIPLOMES ET FORMATIONS</text:span></text:p></draw:text-box></draw:frame></text:h>
          </table:table-cell>
        </table:table-row>
        <table:table-row table:style-name="Tableau4.2">
          <table:table-cell table:style-name="Tableau4.A1" office:value-type="string">
            <text:list xml:id="list133518938645916" text:continue-numbering="true" text:style-name="WW8Num6">
              <text:list-header>
                <text:p text:style-name="P32"/>
              </text:list-header>
              <text:list-item>
                <text:p text:style-name="P33">2020 : Formation<text:span text:style-name="T180">s</text:span> Udemy ( React &amp; vueJS )</text:p>
              </text:list-item>
              <text:list-item>
                <text:p text:style-name="P34"><text:span text:style-name="T16">2014 : </text:span><text:span text:style-name="T134">3 mois de formation continue en anglais au centre américain de Casablanca.</text:span></text:p>
              </text:list-item>
              <text:list-item>
                <text:p text:style-name="P34"><text:span text:style-name="T16">2013</text:span> : <text:span text:style-name="T17">MASTER 2 universitaire en multimédia et technologies du WEB</text:span> à l'université Hassan 1er (la FST).</text:p>
              </text:list-item>
              <text:list-item>
                <text:p text:style-name="P34"><text:span text:style-name="T16">2005</text:span> : Diplôme de technicien spécialisé en <text:span text:style-name="T17">Système d’information</text:span> à l’institut supérieur de gestion et d’informatique ISGI (institut OFPPT) à Casablanca.</text:p>
              </text:list-item>
              <text:list-item>
                <text:p text:style-name="P35"><text:span text:style-name="T160">2000</text:span><text:span text:style-name="T158"> : Baccalauréat option « </text:span><text:span text:style-name="T159">Sciences-exp</text:span><text:span text:style-name="T158"> » au lycée « Mustapha el maani » à Casablanca</text:span></text:p>
              </text:list-item>
            </text:list>
          </table:table-cell>
        </table:table-row>
      </table:table>
      <text:p text:style-name="P4"/>
      <text:p text:style-name="P5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h text:style-name="P28" text:outline-level="4"><draw:frame text:anchor-type="paragraph" draw:z-index="3" draw:name="Forme2" draw:style-name="gr1" draw:text-style-name="P93" svg:width="17.596cm" svg:height="1.033cm" svg:x="-0.155cm" svg:y="0.018cm"><draw:text-box><text:p text:style-name="P92"><text:span text:style-name="T189">EXPERIENCES</text:span></text:p></draw:text-box></draw:frame></text:h>
          </table:table-cell>
        </table:table-row>
        <table:table-row table:style-name="Tableau5.2">
          <table:table-cell table:style-name="Tableau5.A1" office:value-type="string">
            <text:p text:style-name="P22"/>
            <text:list xml:id="list2910464707" text:style-name="WW8Num3">
              <text:list-item>
                <text:p text:style-name="P87"><text:span text:style-name="T104">2</text:span><text:span text:style-name="T105">020/</text:span><text:span text:style-name="T106">01</text:span><text:span text:style-name="T105"> à aujourd’hui :</text:span><text:span text:style-name="T114"> C</text:span><text:span text:style-name="T105">o</text:span><text:span text:style-name="T114">nsultant indépendant </text:span><text:span text:style-name="T115">front / intégration WEB </text:span><text:span text:style-name="T114">et </text:span><text:span text:style-name="T108">ouvert au marché actuellement </text:span><text:span text:style-name="T105">:</text:span></text:p>
                <text:list>
                  <text:list-item>
                    <text:list>
                      <text:list-item>
                        <text:p text:style-name="P87"><text:span text:style-name="T113">participation sur des modules front </text:span><text:span text:style-name="T112"><text:s/>d</text:span><text:span text:style-name="T113">u </text:span><text:span text:style-name="T112"><text:s/>projet </text:span><text:span text:style-name="T107">: <text:s/>http://www.soscoding.com/</text:span></text:p>
                      </text:list-item>
                      <text:list-item>
                        <text:p text:style-name="P88"><text:span text:style-name="T116">création d</text:span><text:span text:style-name="T118">e plusieurs</text:span><text:span text:style-name="T116"> </text:span><text:span text:style-name="T117">Projet</text:span><text:span text:style-name="T118">s</text:span><text:span text:style-name="T117"> <text:s/></text:span><text:span text:style-name="T109">Kit-Starter-Front</text:span><text:span text:style-name="T117"> </text:span><text:span text:style-name="T119">personnel <text:s/></text:span><text:span text:style-name="T123">( dans mon gitHub/</text:span><text:span text:style-name="T126">gitlab</text:span><text:span text:style-name="T123"> ) </text:span><text:span text:style-name="T118">( twig-js, vueJS, React </text:span><text:span text:style-name="T121">) </text:span><text:span text:style-name="T122">pour refondre des ancien</text:span><text:span text:style-name="T128">s</text:span><text:span text:style-name="T122"> projet <text:s/></text:span><text:span text:style-name="T128">front </text:span><text:span text:style-name="T122">personnel / ou pour des tiers.</text:span></text:p>
                      </text:list-item>
                      <text:list-item>
                        <text:p text:style-name="P90"><text:span text:style-name="T116">Création </text:span><text:span text:style-name="T127">d’</text:span><text:span text:style-name="T111">un </text:span><text:span text:style-name="T122">écosystème</text:span><text:span text:style-name="T111"> digital pour le partage d’astuce technique et digital <text:s/>( site wordpress, </text:span><text:span text:style-name="T129">chaîne</text:span><text:span text:style-name="T111"> </text:span><text:span text:style-name="T129">YouTube</text:span><text:span text:style-name="T111">, </text:span><text:span text:style-name="T128">réseau</text:span><text:span text:style-name="T111"> sociaux <text:s/></text:span><text:span text:style-name="T124">et stratégie </text:span><text:span text:style-name="T125">web-marketing</text:span><text:span text:style-name="T111">) </text:span><text:span text:style-name="T120">.</text:span></text:p>
                      </text:list-item>
                    </text:list>
                  </text:list-item>
                  <text:list-item>
                    <text:p text:style-name="P76"><text:span text:style-name="T134">Environnement</text:span> : <text:span text:style-name="T21">HMTL5, SASS/</text:span><text:span text:style-name="T28">SCSS</text:span><text:span text:style-name="T21">, </text:span><text:span text:style-name="T33">JavaScript</text:span><text:span text:style-name="T21">, </text:span><text:span text:style-name="T29">gulp, twig-js </text:span><text:span text:style-name="T21">, Bootstrap</text:span><text:span text:style-name="T30"> 4</text:span><text:span text:style-name="T21">, GIT, BEM, Atomic-design, </text:span><text:span text:style-name="T31">vueJS 2.x, </text:span><text:span text:style-name="T21">ReactJS, </text:span><text:span text:style-name="T32">photoshop, figma, </text:span><text:span text:style-name="T34">wordpress, </text:span><text:span text:style-name="T32">adobe-premiere.</text:span></text:p>
                  </text:list-item>
                </text:list>
              </text:list-item>
              <text:list-item>
                <text:p text:style-name="P89"><text:span text:style-name="T104">2017/</text:span><text:span text:style-name="T110">02</text:span><text:span text:style-name="T104">-20</text:span><text:span text:style-name="T110">19/09</text:span><text:span text:style-name="T36">: <text:s/></text:span><text:span text:style-name="T81">je suis </text:span><text:span text:style-name="T37">intégrateur web / Frontend dev (Cadre)</text:span><text:span text:style-name="T81"> <text:s/>chez</text:span><text:span text:style-name="T37"> WEBNET</text:span></text:p>
                <text:list>
                  <text:list-item>
                    <text:p text:style-name="P69"><text:span text:style-name="T161">Projet Europe Assistance </text:span><text:span text:style-name="T16">: </text:span><text:bookmark-start text:name="_Hlk522556987"/>adaptation UI de deux nouveaux skins pour une Plateforme d’assistance automobile en Europe en adaptant la structure existante et en respectant la nouvelle charte.</text:p>
                  </text:list-item>
                  <text:list-item>
                    <text:p text:style-name="P70"><text:bookmark-end text:name="_Hlk522556987"/><text:span text:style-name="T161">Projets Verifimmo et Ouibusiness </text:span><text:span text:style-name="T162">et </text:span><text:span text:style-name="T163">RiskEv</text:span><text:span text:style-name="T161">:</text:span> intégration web en responsive <text:span text:style-name="T166">et </text:span><text:span text:style-name="T4">s</text:span><text:span text:style-name="T5">upport des tickets </text:span><text:span text:style-name="T4">F</text:span><text:span text:style-name="T167">ront,</text:span> pour <text:span text:style-name="T6">des</text:span> site<text:span text:style-name="T168">s  de : </text:span></text:p>
                    <text:list>
                      <text:list-item>
                        <text:p text:style-name="P71"><text:span text:style-name="T168">V</text:span>érification <text:span text:style-name="T168">des </text:span>dossier<text:span text:style-name="T169">s</text:span> immobilier<text:span text:style-name="T169">s ( </text:span><text:span text:style-name="T164">Verifimmo )</text:span></text:p>
                      </text:list-item>
                      <text:list-item>
                        <text:p text:style-name="P71"><text:span text:style-name="T6">R</text:span>éservation de chambre d’hôtel <text:span text:style-name="T170">( </text:span><text:span text:style-name="T164">Ouibusiness )</text:span></text:p>
                      </text:list-item>
                      <text:list-item>
                        <text:p text:style-name="P72"><text:span text:style-name="T6">back-office <text:s/>d’une platforme de gestion des risques environnementaux </text:span><text:span text:style-name="T7">( <text:s/></text:span><text:span text:style-name="T9">RiskEv </text:span><text:span text:style-name="T10">)</text:span></text:p>
                      </text:list-item>
                      <text:list-item>
                        <text:p text:style-name="P73"><text:span text:style-name="T16">Environnement : </text:span>HMTL5, SASS/<text:span text:style-name="T8">SCSS</text:span>, Javascript, Jquery, brunch, <text:span text:style-name="T171">gulp, twig-js </text:span>, Bootstrap <text:span text:style-name="T172">3 et 4</text:span>, GIT, BEM, Atomic-design, agile/scrum, <text:span text:style-name="T183">vueJS 2.x</text:span></text:p>
                      </text:list-item>
                    </text:list>
                  </text:list-item>
                  <text:list-item>
                    <text:p text:style-name="P77">Mission chez le client maisonsdumonde.com (10 mois) :</text:p>
                    <text:list>
                      <text:list-item>
                        <text:p text:style-name="P69">Création front de nouvelles pages pour divers évènements sur le site maisonsdumonde.com</text:p>
                      </text:list-item>
                      <text:list-item>
                        <text:p text:style-name="P69">Création front des Newsletters à partir d’une charte graphique pour divers évènements (soldes, nouvelle collection, <text:s/>…)</text:p>
                      </text:list-item>
                      <text:list-item>
                        <text:p text:style-name="P69"><text:span text:style-name="T16">Environnement : </text:span>HMTL5, CSS3, Javascript, Jquery, SASS, Bootstrap-3, GIT, <text:span text:style-name="T182">VueJs 2.x</text:span></text:p>
                      </text:list-item>
                    </text:list>
                  </text:list-item>
                  <text:list-item>
                    <text:p text:style-name="P77">Mission chez le client orchestra-voyage <text:s/>(6 mois)</text:p>
                    <text:list>
                      <text:list-item>
                        <text:p text:style-name="P81"><text:span text:style-name="T35">Intégrant une équipe </text:span><text:span text:style-name="T101">D</text:span><text:span text:style-name="T35">esign/</text:span><text:span text:style-name="T101">Frontend</text:span><text:span text:style-name="T35">, je suis en charge de de créer la partie front des modules/composants/éléments qui seront réutilisable facilement sur l’ensemble de la plateforme web de </text:span><text:span text:style-name="T36">orchestra </text:span><text:span text:style-name="T35">et</text:span><text:span text:style-name="T36"> </text:span><text:span text:style-name="T35">qui seront adapté pour chaque client</text:span></text:p>
                      </text:list-item>
                      <text:list-item>
                        <text:p text:style-name="P69"><text:span text:style-name="T16">Environnement : </text:span>HMTL5, CSS3, <text:span text:style-name="T16">TypeScript</text:span>, Jquery, SASS, Bootstrap-4, Flex-box model, GIT, Freemarker/JAVA templating.</text:p>
                      </text:list-item>
                    </text:list>
                  </text:list-item>
                  <text:list-item>
                    <text:p text:style-name="P81"><text:span text:style-name="T46">Mission chez le client ICDC <text:s/>(</text:span><text:span text:style-name="T48">5</text:span><text:span text:style-name="T46"> mois)</text:span></text:p>
                    <text:list>
                      <text:list-item>
                        <text:p text:style-name="P69">Pour un projets de site institutionnel public ( CPF ) <text:s/>je faisait l’intégration web du guideline et des quelques pages web du site, <text:s/>en plus j’avais une casquette <text:soft-page-break/>de <text:span text:style-name="T16">formateur</text:span> en intégration web pour une ressource interne. Sur les bases, les bonnes pratiques de l’intégration UI/ frontend.</text:p>
                      </text:list-item>
                      <text:list-item>
                        <text:p text:style-name="P57"><text:span text:style-name="T16">Environnement : </text:span>HMTL5, CSS3, Jquery, SASS, Bootstrap-4, Flex-box model, GIT, drupal/twig templating.</text:p>
                      </text:list-item>
                    </text:list>
                  </text:list-item>
                </text:list>
              </text:list-item>
            </text:list>
            <text:p text:style-name="P14">~~~~~~~~~~~~~~~~~~~~~</text:p>
            <text:list xml:id="list133519931669486" text:continue-numbering="true" text:style-name="WW8Num3">
              <text:list-item>
                <text:p text:style-name="P85"><text:span text:style-name="T16">2015-2016 : </text:span><text:span text:style-name="T134">pendant 1 an et 5 mois je suis </text:span><text:span text:style-name="T16">intégrateur web</text:span><text:span text:style-name="T134"> <text:s/>et force de proposition en </text:span><text:span text:style-name="T16">UI </text:span><text:span text:style-name="T134">dans plusieurs projets et plusieurs contextes en utilisant ( html5, css3, less/sass , photoshop, jquery/js, git ... ) chez </text:span><text:span text:style-name="T173">VISIATIV</text:span><text:span text:style-name="T176"> </text:span><text:span text:style-name="T134">:</text:span></text:p>
                <text:list>
                  <text:list-item>
                    <text:p text:style-name="P77">platforme réseau social thématique - ( environnement : Drupl6/php5 ) :</text:p>
                    <text:list>
                      <text:list-item>
                        <text:p text:style-name="P66">Intégration web des maquettes et mockup validée par le client (HTML5 , css3 , js) des différentes pages</text:p>
                      </text:list-item>
                      <text:list-item>
                        <text:p text:style-name="P66">Synchro et collaboration avec des développeurs drupal6/php <text:s/>pour la créations des Template.php et vues drupal6 de l’appli.</text:p>
                      </text:list-item>
                      <text:list-item>
                        <text:p text:style-name="P66">Compléter les propositions graphiques des pages non déclinées et ajouter des picots et icones ( photoshop, AI ) en respectant l’identité visuelle de la marque et aussi Mise-a jour des fichiers fonts-icones de l’application.</text:p>
                      </text:list-item>
                    </text:list>
                  </text:list-item>
                  <text:list-item>
                    <text:p text:style-name="P77">Back office d’un progiciel de gestion de process ( environnement : java/SDK ):</text:p>
                    <text:list>
                      <text:list-item>
                        <text:p text:style-name="P69"><text:span text:style-name="T134">Proposer des mockups /UI pour des interfaces de back office et intégration web ( html5 – css3 –jquery) <text:s/>des différents formulaires et vues du back office d’un module du </text:span><text:span text:style-name="T161">progiciel </text:span><text:span text:style-name="T134">en synchro et collaboration avec le développeur responsable du dev/support du progiciel</text:span></text:p>
                      </text:list-item>
                    </text:list>
                  </text:list-item>
                  <text:list-item>
                    <text:p text:style-name="P77">Application web : visionneuse de catalogue CAO 3d <text:s/>(projet en agile/scrum) ( environnement : angular/java ):</text:p>
                    <text:list>
                      <text:list-item>
                        <text:p text:style-name="P66">Création et intégration web de la majorité des interfaces de l’application en ( html5 –SASS/CSS3 - bootstrap- js).</text:p>
                      </text:list-item>
                      <text:list-item>
                        <text:p text:style-name="P66">Proposer l’ergonomie et le design de plusieurs pages de l’application.</text:p>
                      </text:list-item>
                      <text:list-item>
                        <text:p text:style-name="P66">Collaborer avec les developpeurs <text:s/>java-angular pour implémenter des interactions AngularJS en front sur quelques pages de l’application</text:p>
                      </text:list-item>
                    </text:list>
                  </text:list-item>
                  <text:list-item>
                    <text:p text:style-name="P77">Application e-commerce B2B <text:s/>( environment C# )</text:p>
                    <text:list>
                      <text:list-item>
                        <text:p text:style-name="P66">Adaptation du skin de l’application à la charte graphique validé par le client (bootstrap3 – LESS ).</text:p>
                      </text:list-item>
                    </text:list>
                  </text:list-item>
                  <text:list-item>
                    <text:p text:style-name="P59">Support redmine du code FRONT de plusieurs produit de la société remonté par les différentes <text:s/>BU <text:s/>( hml5 –CSS3/LESS/SASS – js/jquery ),</text:p>
                  </text:list-item>
                  <text:list-item>
                    <text:p text:style-name="P51"><text:span text:style-name="T46">Environnement : </text:span><text:span text:style-name="T102">HMTL5, CSS3, </text:span><text:span text:style-name="T103">jQ</text:span><text:span text:style-name="T102">uery, SASS, Bootstrap</text:span><text:span text:style-name="T103">3</text:span><text:span text:style-name="T102">, GIT, </text:span><text:span text:style-name="T103">photoshop, photoshop, phpStorm.</text:span></text:p>
                  </text:list-item>
                </text:list>
              </text:list-item>
            </text:list>
            <text:p text:style-name="P15"><text:soft-page-break/>~~~~~~~~~~~~~~~~~~~~~</text:p>
            <text:list xml:id="list133519571641537" text:continue-numbering="true" text:style-name="WW8Num3">
              <text:list-item>
                <text:p text:style-name="P85"><text:span text:style-name="T16">2014-2015 : </text:span><text:span text:style-name="T134">pendant 1 an et 3 mois je suis</text:span><text:span text:style-name="T16"> Webmaster/webdesigner</text:span><text:span text:style-name="T134"> <text:s/></text:span><text:span text:style-name="T173">Autonome</text:span><text:span text:style-name="T16">:</text:span></text:p>
                <text:list>
                  <text:list-item>
                    <text:p text:style-name="P77">Création et administration d’un site de petites annonce pour particulier sous joomla </text:p>
                    <text:list>
                      <text:list-item>
                        <text:p text:style-name="P66">Installation paramétrage du plugin des petites annonces</text:p>
                      </text:list-item>
                      <text:list-item>
                        <text:p text:style-name="P81">Adaptation du thème/skin du site et <text:s/>déclinaison graphique déjà conçu</text:p>
                      </text:list-item>
                      <text:list-item>
                        <text:p text:style-name="P66">Ajouter et administration le contenu du site</text:p>
                      </text:list-item>
                    </text:list>
                  </text:list-item>
                  <text:list-item>
                    <text:p text:style-name="P77">Création de plusieurs sites sous Wordpress ( site d’emploi – blogs perso – autres mini site de services pour des <text:s/>tiers ) : </text:p>
                    <text:list>
                      <text:list-item>
                        <text:p text:style-name="P66">Intégration et Création des skins et thèmes pour wordpress</text:p>
                      </text:list-item>
                      <text:list-item>
                        <text:p text:style-name="P61"><text:span text:style-name="T161">Doc/Installati</text:span><text:span text:style-name="T16">on</text:span>/paramétrage des plugins nécessaires</text:p>
                      </text:list-item>
                      <text:list-item>
                        <text:p text:style-name="P66">Modération du contenu</text:p>
                      </text:list-item>
                      <text:list-item>
                        <text:p text:style-name="P60">Conception et design de support de communication ( flyer, affiche, carte visite … ) avec la suite adobe,</text:p>
                      </text:list-item>
                    </text:list>
                  </text:list-item>
                  <text:list-item>
                    <text:p text:style-name="P62"><text:span text:style-name="T161">Environnement </text:span><text:span text:style-name="T16">: </text:span><text:span text:style-name="T21">HMTL5, Js/jQuery, CSS/SASS, GIT, photoshop, phpStorm, </text:span><text:span text:style-name="T26">wordpress 3+, <text:s/>joumla 1.x, </text:span><text:span text:style-name="T21"><text:s/>PHP/Mysql</text:span></text:p>
                  </text:list-item>
                </text:list>
              </text:list-item>
            </text:list>
            <text:p text:style-name="P19">~~~~~~~~~~~~~~~~~~~~~</text:p>
            <text:list xml:id="list133518479643814" text:continue-numbering="true" text:style-name="WW8Num3">
              <text:list-item>
                <text:p text:style-name="P85"><text:span text:style-name="T16">2011-2014</text:span><text:span text:style-name="T17"> </text:span><text:span text:style-name="T134">:</text:span> pendant <text:s/>2 ans et <text:s/>7 mois <text:span text:style-name="T134"><text:s/>je suis Webmaster/Chargé webmarketing chez </text:span><text:span text:style-name="T173">Leyton</text:span><text:span text:style-name="T176"> </text:span><text:span text:style-name="T134">: gestion et évolution des sites du groupe</text:span><text:span text:style-name="T16"> :</text:span></text:p>
                <text:list>
                  <text:list-item>
                    <text:p text:style-name="P77">Le site corporate du groupe, et le site de la 2eme marque du groupe (environnement : php4 ) :</text:p>
                    <text:list>
                      <text:list-item>
                        <text:p text:style-name="P66">Support des bugs du code php4 des sites.</text:p>
                      </text:list-item>
                      <text:list-item>
                        <text:p text:style-name="P66">Création de nouvelle landing page pour les nouvelle compagne de service et <text:s/>formulaire de sondage avec reporting <text:s/>(php4, html, css Photoshop) suite au briefing du service marketing.</text:p>
                      </text:list-item>
                      <text:list-item>
                        <text:p text:style-name="P66">Gestion et modération du contenu des droits d’accès des utilisateurs</text:p>
                      </text:list-item>
                      <text:list-item>
                        <text:p text:style-name="P60">Suivi webmarketing du site : reporting google analytics – optimisation SEO de quelques pages – administration par Google webmaster Tools (indexation …) </text:p>
                      </text:list-item>
                    </text:list>
                  </text:list-item>
                  <text:list-item>
                    <text:p text:style-name="P63"><text:span text:style-name="T161">Environnement </text:span><text:span text:style-name="T16">: </text:span><text:span text:style-name="T21">HTML5, CSS, </text:span><text:span text:style-name="T27"><text:s/>javascript/jquery, </text:span><text:span text:style-name="T21"><text:s/></text:span><text:span text:style-name="T25">photoshop, </text:span><text:span text:style-name="T21">php, google analytics, google webmaster tools</text:span></text:p>
                  </text:list-item>
                </text:list>
              </text:list-item>
            </text:list>
            <text:p text:style-name="P19">~~~~~~~~~~~~~~~~~~~~~</text:p>
            <text:list xml:id="list133520067815867" text:continue-numbering="true" text:style-name="WW8Num3">
              <text:list-item>
                <text:p text:style-name="P85"><text:span text:style-name="T134">2008 - 2011 : pendant <text:s/>2 ans et <text:s/>8 mois <text:s/>je suis Webmaster (intégration HTML-CSS-JS, et </text:span><text:soft-page-break/><text:span text:style-name="T134">gestion des sites</text:span> clients, …..) à <text:span text:style-name="T174">finatech</text:span><text:span text:style-name="T175"> </text:span>:</text:p>
                <text:list>
                  <text:list-item>
                    <text:p text:style-name="P77">Site d’une société de traitement de polystyrène + le site IB-maroc + agence de location de voiture marocaine + annuaire de restaurant de lux au maroc + site un des service pour une société de station d’essence marocaine : <text:s/>( environnment : serveur ZOPE/python )</text:p>
                    <text:list>
                      <text:list-item>
                        <text:p text:style-name="P67">Intégration web des maquettes fournit par le directeur artistique ( xhtml – css – js/jquery ) </text:p>
                      </text:list-item>
                      <text:list-item>
                        <text:p text:style-name="P67">Puis une 2eme intégration dans le serveur ZOPE avec un langage DTML</text:p>
                      </text:list-item>
                      <text:list-item>
                        <text:p text:style-name="P60">Tests et support des bugs de rendu remonté par le client.</text:p>
                      </text:list-item>
                    </text:list>
                  </text:list-item>
                  <text:list-item>
                    <text:p text:style-name="P52"><text:span text:style-name="T47">Environnement </text:span><text:span text:style-name="T37">: </text:span><text:span text:style-name="T96">XHTML, </text:span><text:span text:style-name="T97">CSS, </text:span><text:span text:style-name="T99">photoshop</text:span><text:span text:style-name="T97"> , javascript/jquery </text:span><text:span text:style-name="T96">, photoshop, ZOPE/DTML , wordpress 2.x</text:span></text:p>
                  </text:list-item>
                </text:list>
              </text:list-item>
            </text:list>
            <text:p text:style-name="P20">~~~~~~~~~~~~~~~~~~~~~</text:p>
            <text:list xml:id="list133519215643590" text:continue-numbering="true" text:style-name="WW8Num3">
              <text:list-item>
                <text:p text:style-name="P85"><text:span text:style-name="T16">2007-2008</text:span> : 5 mois en tant qu’<text:span text:style-name="T17">intégrateur/ </text:span><text:span text:style-name="T19">W</text:span><text:span text:style-name="T17">ebdesigner </text:span>à <text:span text:style-name="T174">CASABLUELABS</text:span>.</text:p>
                <text:list>
                  <text:list-item>
                    <text:p text:style-name="P69"><text:span text:style-name="T165">Un site d’événementiel marocain + un journal quotidien régional <text:s/>(</text:span><text:span text:style-name="T161">environnment : </text:span><text:span text:style-name="T165"><text:s/>joomla 1.x / php4)</text:span></text:p>
                    <text:list>
                      <text:list-item>
                        <text:p text:style-name="P69">Adapter le <text:s/>skin du CMS joomla 1.x au maquette PSD</text:p>
                      </text:list-item>
                    </text:list>
                  </text:list-item>
                  <text:list-item>
                    <text:p text:style-name="P78">Le site de l’agence CASABLUELABS</text:p>
                    <text:list>
                      <text:list-item>
                        <text:p text:style-name="P69">Proposition graphique de la maquette du site sous Photoshop</text:p>
                      </text:list-item>
                      <text:list-item>
                        <text:p text:style-name="P69">Intégration xhtml/css2.1 de la maquette.</text:p>
                      </text:list-item>
                    </text:list>
                  </text:list-item>
                  <text:list-item>
                    <text:p text:style-name="P53"><text:span text:style-name="T47">Environnement </text:span><text:span text:style-name="T37">: </text:span><text:span text:style-name="T96">XHTML , </text:span><text:span text:style-name="T98">CSS </text:span><text:span text:style-name="T96"><text:s/>, photoshop, jquery, php4</text:span></text:p>
                  </text:list-item>
                </text:list>
              </text:list-item>
            </text:list>
            <text:p text:style-name="P16">~~~~~~~~~~~~~~~~~~~~~</text:p>
            <text:list xml:id="list133520401880430" text:continue-numbering="true" text:style-name="WW8Num3">
              <text:list-item>
                <text:p text:style-name="P69"><text:span text:style-name="T16">2007</text:span> : stage de 3 mois à la Société INNOVATION CONCEPT Offshoring en développement WEB.</text:p>
                <text:list>
                  <text:list-item>
                    <text:p text:style-name="P69"><text:span text:style-name="T165">Platform de gestion des fournisseurs ( client allemand) ( </text:span><text:span text:style-name="T161">environnment : </text:span><text:span text:style-name="T165"><text:s/>php4 ) </text:span></text:p>
                    <text:list>
                      <text:list-item>
                        <text:p text:style-name="P57">Intégration web de l’interface PSD fournis ( XHTML – css2.1 – javascript natif )</text:p>
                      </text:list-item>
                    </text:list>
                  </text:list-item>
                </text:list>
              </text:list-item>
            </text:list>
            <text:p text:style-name="P17">~~~~~~~~~~~~~~~~~~~~~</text:p>
            <text:list xml:id="list133520409196405" text:continue-numbering="true" text:style-name="WW8Num3">
              <text:list-item>
                <text:p text:style-name="P85"><text:span text:style-name="T16">2007 </text:span>: 6 mois à la société PHONE ON LINE en tant que chargé d’assistance technique  :</text:p>
                <text:list>
                  <text:list-item>
                    <text:p text:style-name="P57">Résoudre les problème de connexion internet du client orange ( hotline )</text:p>
                  </text:list-item>
                </text:list>
              </text:list-item>
            </text:list>
            <text:p text:style-name="P17">~~~~~~~~~~~~~~~~~~~~~</text:p>
            <text:list xml:id="list133520458723746" text:continue-numbering="true" text:style-name="WW8Num3">
              <text:list-item>
                <text:p text:style-name="P85"><text:span text:style-name="T16">2006</text:span> : 6 mois de stage ANAPEC <text:s/>à la Société INVOLYS dans le poste de développeur <text:soft-page-break/>informatique :</text:p>
                <text:list>
                  <text:list-item>
                    <text:p text:style-name="P69"><text:span text:style-name="T165">Application de gestion immobilière ( </text:span><text:span text:style-name="T161">environnment : </text:span><text:span text:style-name="T165"><text:s/>visual basic 6 )</text:span>: </text:p>
                    <text:list>
                      <text:list-item>
                        <text:p text:style-name="P57">Traiter, corriger les bugs Suite à un rapport de bugs envoyer par le <text:s/>consultant /testeur (<text:span text:style-name="T134">Visual basic 6 + cristal report </text:span>)</text:p>
                      </text:list-item>
                    </text:list>
                  </text:list-item>
                </text:list>
              </text:list-item>
            </text:list>
            <text:p text:style-name="P18">~~~~~~~~~~~~~~~~~~~~~</text:p>
            <text:list xml:id="list133520153181303" text:continue-numbering="true" text:style-name="WW8Num3">
              <text:list-item>
                <text:p text:style-name="P85"><text:span text:style-name="T16">2005</text:span> : Stage de 3 mois à la DRH de la commune urbaine de Casablanca : pour un développement VB :</text:p>
                <text:list>
                  <text:list-item>
                    <text:p text:style-name="P57"><text:span text:style-name="T161">Application de gestion du bureau d’orde de la DRH de casa </text:span><text:span text:style-name="T165">( </text:span><text:span text:style-name="T161">environnement : </text:span><text:span text:style-name="T165"><text:s/>visual basic 6 )</text:span>: </text:p>
                    <text:list>
                      <text:list-item>
                        <text:p text:style-name="P85"><text:span text:style-name="T177"><text:s/></text:span><text:span text:style-name="T134">en binôme pour le projet de fin d’étude du DTS système d’information (Visual basic 6 + cristal report ) </text:span></text:p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au5.2">
          <table:table-cell table:style-name="Tableau5.A1" office:value-type="string">
            <text:p text:style-name="P22"/>
          </table:table-cell>
        </table:table-row>
      </table:table>
      <text:p text:style-name="P5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h text:style-name="P29" text:outline-level="4"><draw:frame text:anchor-type="paragraph" draw:z-index="4" draw:name="Forme2" draw:style-name="gr1" draw:text-style-name="P93" svg:width="17.596cm" svg:height="1.033cm" svg:x="-0.155cm" svg:y="0.018cm"><draw:text-box><text:p text:style-name="P92"><text:span text:style-name="T189">LOISIRS</text:span></text:p></draw:text-box></draw:frame></text:h>
          </table:table-cell>
        </table:table-row>
        <table:table-row table:style-name="Tableau3.2">
          <table:table-cell table:style-name="Tableau3.A1" office:value-type="string">
            <text:p text:style-name="P10"/>
            <text:list xml:id="list2799903269" text:style-name="WW8Num1">
              <text:list-item>
                <text:p text:style-name="P74"><text:span text:style-name="T16">Sport</text:span> : course, natation, bowling, </text:p>
              </text:list-item>
              <text:list-item>
                <text:p text:style-name="P74"><text:span text:style-name="T16">Veille technologique</text:span> : suivre les avancés en IT</text:p>
              </text:list-item>
              <text:list-item>
                <text:p text:style-name="P74"><text:span text:style-name="T16">Art et dessin</text:span> : le dessin et design divers</text:p>
              </text:list-item>
              <text:list-item>
                <text:p text:style-name="P82"><text:span text:style-name="T36">Les jeux sociaux : </text:span><text:span text:style-name="T35">loup garou, </text:span><text:span text:style-name="T95">uno</text:span><text:span text:style-name="T35"> …</text:span></text:p>
              </text:list-item>
              <text:list-item>
                <text:p text:style-name="P83"><text:span text:style-name="T35">jeux video : </text:span><text:span text:style-name="T96">rétro-gaming,les jeux de combat,,,</text:span></text:p>
              </text:list-item>
              <text:list-item>
                <text:p text:style-name="P75"><text:span text:style-name="T17">Cinéma / </text:span><text:span text:style-name="T20">séries</text:span> : films d'auteur &amp; animation <text:s/>3d, <text:span text:style-name="T181">et séries connu</text:span></text:p>
              </text:list-item>
              <text:list-item>
                <text:p text:style-name="P58"><text:span text:style-name="T16">Photographie/ montage vidéo </text:span>: j’aime produire des photos et des vidéos de mes sorties évasion avec une touche artistique :</text:p>
                <text:list>
                  <text:list-item>
                    <text:p text:style-name="P91"><text:span text:style-name="T50"><text:s/></text:span><text:a xlink:type="simple" xlink:href="https://www.eyeem.com/u/youneschrak" text:style-name="Internet_20_link" text:visited-style-name="Visited_20_Internet_20_Link"><text:span text:style-name="Internet_20_link"><text:span text:style-name="T51">https://www.eyeem.com/u/youneschrak</text:span></text:span></text:a><text:span text:style-name="T51"> </text:span></text:p>
                  </text:list-item>
                </text:list>
              </text:list-item>
            </text:list>
          </table:table-cell>
        </table:table-row>
      </table:table>
      <text:p text:style-name="P6"/>
      <table:table table:name="Tableau6" table:style-name="Tableau6">
        <table:table-column table:style-name="Tableau6.A"/>
        <table:table-row table:style-name="Tableau6.1">
          <table:table-cell table:style-name="Tableau6.A1" office:value-type="string">
            <text:h text:style-name="P30" text:outline-level="4"><draw:frame text:anchor-type="paragraph" draw:z-index="5" draw:name="Forme2" draw:style-name="gr1" draw:text-style-name="P93" svg:width="17.596cm" svg:height="1.033cm" svg:x="-0.155cm" svg:y="0.018cm"><draw:text-box><text:p text:style-name="P92"><text:span text:style-name="T189">LIENS</text:span></text:p></draw:text-box></draw:frame></text:h>
          </table:table-cell>
        </table:table-row>
        <table:table-row table:style-name="Tableau6.2">
          <table:table-cell table:style-name="Tableau6.A1" office:value-type="string">
            <text:h text:style-name="P36" text:outline-level="1"/>
            <text:p text:style-name="P8"><text:span text:style-name="T36">Mail</text:span><text:span text:style-name="T35"> : </text:span><text:a xlink:type="simple" xlink:href="mailto:chryounes@gmail.com" text:style-name="Internet_20_link" text:visited-style-name="Visited_20_Internet_20_Link"><text:span text:style-name="Internet_20_link"><text:span text:style-name="T35">chryounes@gmail.com</text:span></text:span></text:a></text:p>
            <text:p text:style-name="P11"><text:span text:style-name="T52">Linkedin:</text:span><text:span text:style-name="Internet_20_link"><text:span text:style-name="T54"> </text:span></text:span><text:span text:style-name="Internet_20_link"><text:span text:style-name="T11"><text:s/></text:span></text:span><text:a xlink:type="simple" xlink:href="https://www.linkedin.com/in/younesc/" text:style-name="Internet_20_link" text:visited-style-name="Visited_20_Internet_20_Link"><text:span text:style-name="Internet_20_link"><text:span text:style-name="T11">https://www.linkedin.com/in/younesc/</text:span></text:span></text:a></text:p>
            <text:p text:style-name="P12"><text:span text:style-name="Internet_20_link"><text:span text:style-name="T52">Behance :</text:span></text:span><text:span text:style-name="Internet_20_link"><text:span text:style-name="T12"> https://www.behance.net/younesc</text:span></text:span></text:p>
            <text:p text:style-name="P13"><text:soft-page-break/><text:span text:style-name="Internet_20_link"><text:span text:style-name="T52">gitHub </text:span></text:span><text:span text:style-name="Internet_20_link"><text:span text:style-name="T53">(WIP)</text:span></text:span><text:span text:style-name="Internet_20_link"><text:span text:style-name="T13"> : <text:s/></text:span></text:span></text:p>
            <text:list xml:id="list133518649032037" text:continue-list="list2199295211" text:style-name="L1">
              <text:list-item>
                <text:p text:style-name="P39"><text:a xlink:type="simple" xlink:href="https://github.com/younesh/MyStyleGuide" text:style-name="Internet_20_link" text:visited-style-name="Visited_20_Internet_20_Link">https://github.com/younesh/MyStyleGuide</text:a> </text:p>
                <text:list>
                  <text:list-item>
                    <text:p text:style-name="P41"><text:span text:style-name="T151">→ </text:span><text:span text:style-name="T149"><text:s/>D</text:span><text:span text:style-name="T150">émo</text:span><text:span text:style-name="T149"> web : https://younesh.github.io/MyStyleGuide/dist/styleguide.html</text:span></text:p>
                  </text:list-item>
                </text:list>
              </text:list-item>
              <text:list-item>
                <text:p text:style-name="P42"><text:a xlink:type="simple" xlink:href="https://github.com/younesh/learnVueJs" text:style-name="Internet_20_link" text:visited-style-name="Visited_20_Internet_20_Link"><text:span text:style-name="T147">https://github.com/younesh/learnVueJs</text:span></text:a></text:p>
              </text:list-item>
              <text:list-item>
                <text:p text:style-name="P42"><text:a xlink:type="simple" xlink:href="https://github.com/younesh/tests-web/tree/master/javascript" text:style-name="Internet_20_link" text:visited-style-name="Visited_20_Internet_20_Link"><text:span text:style-name="Internet_20_link"><text:span text:style-name="T148">https://github.com/younesh/tests-web/tree/master/javascript</text:span></text:span></text:a></text:p>
              </text:list-item>
              <text:list-item>
                <text:p text:style-name="P40"><text:a xlink:type="simple" xlink:href="https://github.com/younesh/FrontendProject" text:style-name="Internet_20_link" text:visited-style-name="Visited_20_Internet_20_Link"><text:span text:style-name="Internet_20_link">https://github.com/younesh/FrontendProject</text:span></text:a><text:span text:style-name="Internet_20_link"><text:span text:style-name="T156"> </text:span></text:span><text:span text:style-name="Internet_20_link"><text:span text:style-name="T157"><text:s/>(WIP)</text:span></text:span></text:p>
              </text:list-item>
            </text:list>
            <text:p text:style-name="P23"><text:span text:style-name="Internet_20_link"><text:span text:style-name="T132">CV one Page : </text:span></text:span><text:a xlink:type="simple" xlink:href="https://younesh.github.io/CV/YC-front-op.pdf" text:style-name="Internet_20_link" text:visited-style-name="Visited_20_Internet_20_Link"><text:span text:style-name="Internet_20_link">https://younesh.github.io/CV/YC-front-op.pdf</text:span></text:a><text:span text:style-name="Internet_20_link"><text:span text:style-name="T133"> </text:span></text:span></text:p>
            <text:p text:style-name="P23"><text:span text:style-name="Internet_20_link"><text:span text:style-name="T14"/></text:span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2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wiss" style:font-pitch="variable"/>
    <style:font-face style:name="Tw Cen MT Condensed Extra Bold" svg:font-family="'Tw Cen MT Condensed Extra Bold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0pt" fo:language="none" fo:country="none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mbria" style:font-family-complex="Cambria" style:font-family-generic-complex="roman" style:font-pitch-complex="variable" style:font-size-complex="10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WW8Num6z0" style:family="text">
      <style:text-properties style:font-name="Symbol" fo:font-family="Symbol" style:font-family-generic="roman" style:font-pitch="variable" style:font-charset="x-symbol" fo:font-size="10pt" fo:language="fr" fo:country="FR" style:font-size-asian="10pt" style:language-asian="en" style:country-asian="US" style:font-name-complex="Symbol" style:font-family-complex="Symbol" style:font-family-generic-complex="roman" style:font-pitch-complex="variable" style:font-charset-complex="x-symbol" style:font-size-complex="13pt"/>
    </style:style>
    <style:style style:name="WW8Num6z1" style:family="text">
      <style:text-properties fo:color="#4f81bd"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3pt"/>
    </style:style>
    <style:style style:name="WW8Num6z2" style:family="text">
      <style:text-properties fo:color="#2a7286"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fo:color="#2a7286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4z0" style:family="text">
      <style:text-properties fo:color="#2a7286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fo:color="#2a7286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fo:color="#2a7286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3z2" style:family="text">
      <style:text-properties fo:color="#2a7286"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z0" style:family="text">
      <style:text-properties fo:color="#2a7286"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fo:text-indent="-0.635cm" fo:margin-left="3.387cm"/>
        </style:list-level-properties>
        <style:text-properties style:font-name="Calibri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4.657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5.927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7.197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8.467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9.737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11.007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2.277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3.54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385cm" fo:text-indent="-0.635cm" fo:margin-left="1.385cm"/>
        </style:list-level-properties>
        <style:text-properties style:font-name="Symbol"/>
      </text:list-level-style-bullet>
      <text:list-level-style-bullet text:level="2" text:style-name="WW8Num3z1" style:num-suffix=".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alibri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1T15:05:53.422000000</meta:creation-date>
    <dc:date>2020-10-24T13:35:14.376000000</dc:date>
    <meta:editing-duration>P7DT3H17M52S</meta:editing-duration>
    <meta:editing-cycles>259</meta:editing-cycles>
    <meta:generator>LibreOffice/6.3.4.2$Windows_X86_64 LibreOffice_project/60da17e045e08f1793c57c00ba83cdfce946d0aa</meta:generator>
    <meta:document-statistic meta:table-count="6" meta:image-count="0" meta:object-count="0" meta:page-count="8" meta:paragraph-count="143" meta:word-count="1917" meta:character-count="12179" meta:non-whitespace-character-count="10422"/>
  </office:meta>
</office:document-meta>
</file>